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1" svg:font-family="'Courier New'"/>
    <style:font-face style:name="Lohit Devanagari1" svg:font-family="'Lohit Devanagari'"/>
    <style:font-face style:name="Times New Roman" svg:font-family="'Times New Roman'" style:font-family-generic="roman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451in" fo:margin-left="0in" fo:margin-top="0in" fo:margin-bottom="0in" table:align="left" style:writing-mode="lr-tb"/>
    </style:style>
    <style:style style:name="Table1.A" style:family="table-column">
      <style:table-column-properties style:column-width="3.066in"/>
    </style:style>
    <style:style style:name="Table1.B" style:family="table-column">
      <style:table-column-properties style:column-width="0.5097in"/>
    </style:style>
    <style:style style:name="Table1.C" style:family="table-column">
      <style:table-column-properties style:column-width="3.069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5729in" fo:margin-left="0.0799in" fo:margin-top="0in" fo:margin-bottom="0in" table:align="left" style:writing-mode="lr-tb"/>
    </style:style>
    <style:style style:name="Table3.A" style:family="table-column">
      <style:table-column-properties style:column-width="6.572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625in" fo:padding-right="0.0694in" fo:padding-top="0.0694in" fo:padding-bottom="0.0694in" fo:border="1pt solid #000000"/>
    </style:style>
    <style:style style:name="Table2" style:family="table">
      <style:table-properties style:width="6.5729in" fo:margin-left="0.0799in" fo:margin-top="0in" fo:margin-bottom="0in" table:align="left" style:writing-mode="lr-tb"/>
    </style:style>
    <style:style style:name="Table2.A" style:family="table-column">
      <style:table-column-properties style:column-width="6.572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625in" fo:padding-right="0.0694in" fo:padding-top="0.0694in" fo:padding-bottom="0.0694in" fo:border="1pt solid #000000"/>
    </style:style>
    <style:style style:name="Table4" style:family="table">
      <style:table-properties style:width="6.5729in" fo:margin-left="0.0799in" fo:margin-top="0in" fo:margin-bottom="0in" table:align="left" style:writing-mode="lr-tb"/>
    </style:style>
    <style:style style:name="Table4.A" style:family="table-column">
      <style:table-column-properties style:column-width="6.572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625in" fo:padding-right="0.0694in" fo:padding-top="0.0694in" fo:padding-bottom="0.0694in" fo:border="1pt solid #000000"/>
    </style:style>
    <style:style style:name="Table5" style:family="table">
      <style:table-properties style:width="6.5729in" fo:margin-left="0.0799in" fo:margin-top="0in" fo:margin-bottom="0in" table:align="left" style:writing-mode="lr-tb"/>
    </style:style>
    <style:style style:name="Table5.A" style:family="table-column">
      <style:table-column-properties style:column-width="6.572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625in" fo:padding-right="0.0694in" fo:padding-top="0.0694in" fo:padding-bottom="0.0694in" fo:border="1pt solid #000000"/>
    </style:style>
    <style:style style:name="Table6" style:family="table">
      <style:table-properties style:width="6.5729in" fo:margin-left="0.0799in" fo:margin-top="0in" fo:margin-bottom="0in" table:align="left" style:writing-mode="lr-tb"/>
    </style:style>
    <style:style style:name="Table6.A" style:family="table-column">
      <style:table-column-properties style:column-width="6.5729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625in" fo:padding-right="0.0694in" fo:padding-top="0.0694in" fo:padding-bottom="0.0694in" fo:border="1pt solid #000000"/>
    </style:style>
    <style:style style:name="Table7" style:family="table">
      <style:table-properties style:width="6.5729in" fo:margin-left="0.0799in" fo:margin-top="0in" fo:margin-bottom="0in" table:align="left" style:writing-mode="lr-tb"/>
    </style:style>
    <style:style style:name="Table7.A" style:family="table-column">
      <style:table-column-properties style:column-width="6.572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625in" fo:padding-right="0.0694in" fo:padding-top="0.0694in" fo:padding-bottom="0.0694in" fo:border="1pt solid #000000"/>
    </style:style>
    <style:style style:name="Table8" style:family="table">
      <style:table-properties style:width="6.5729in" fo:margin-left="0.0799in" fo:margin-top="0in" fo:margin-bottom="0in" table:align="left" style:writing-mode="lr-tb"/>
    </style:style>
    <style:style style:name="Table8.A" style:family="table-column">
      <style:table-column-properties style:column-width="6.5729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625in" fo:padding-right="0.0694in" fo:padding-top="0.0694in" fo:padding-bottom="0.0694in" fo:border="1pt solid #000000"/>
    </style:style>
    <style:style style:name="Table9" style:family="table">
      <style:table-properties style:width="6.5729in" fo:margin-left="0.0799in" fo:margin-top="0in" fo:margin-bottom="0in" table:align="left" style:writing-mode="lr-tb"/>
    </style:style>
    <style:style style:name="Table9.A" style:family="table-column">
      <style:table-column-properties style:column-width="6.5729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625in" fo:padding-right="0.0694in" fo:padding-top="0.0694in" fo:padding-bottom="0.0694in" fo:border="1pt solid #000000"/>
    </style:style>
    <style:style style:name="Table10" style:family="table">
      <style:table-properties style:width="6.5729in" fo:margin-left="0.0799in" fo:margin-top="0in" fo:margin-bottom="0in" table:align="left" style:writing-mode="lr-tb"/>
    </style:style>
    <style:style style:name="Table10.A" style:family="table-column">
      <style:table-column-properties style:column-width="6.5729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625in" fo:padding-right="0.0694in" fo:padding-top="0.0694in" fo:padding-bottom="0.0694in" fo:border="1pt solid #000000"/>
    </style:style>
    <style:style style:name="Table11" style:family="table">
      <style:table-properties style:width="6.5729in" fo:margin-left="0.0799in" fo:margin-top="0in" fo:margin-bottom="0in" table:align="left" style:writing-mode="lr-tb"/>
    </style:style>
    <style:style style:name="Table11.A" style:family="table-column">
      <style:table-column-properties style:column-width="6.5729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625in" fo:padding-right="0.0694in" fo:padding-top="0.0694in" fo:padding-bottom="0.0694in" fo:border="1pt solid #000000"/>
    </style:style>
    <style:style style:name="Table12" style:family="table">
      <style:table-properties style:width="6.5729in" fo:margin-left="0.0799in" fo:margin-top="0in" fo:margin-bottom="0in" table:align="left" style:writing-mode="lr-tb"/>
    </style:style>
    <style:style style:name="Table12.A" style:family="table-column">
      <style:table-column-properties style:column-width="6.5729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625in" fo:padding-right="0.0694in" fo:padding-top="0.0694in" fo:padding-bottom="0.0694in" fo:border="1pt solid #000000"/>
    </style:style>
    <style:style style:name="Table13" style:family="table">
      <style:table-properties style:width="6.5729in" fo:margin-left="0.0799in" fo:margin-top="0in" fo:margin-bottom="0in" table:align="left" style:writing-mode="lr-tb"/>
    </style:style>
    <style:style style:name="Table13.A" style:family="table-column">
      <style:table-column-properties style:column-width="6.5729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625in" fo:padding-right="0.0694in" fo:padding-top="0.0694in" fo:padding-bottom="0.0694in" fo:border="1pt solid #000000"/>
    </style:style>
    <style:style style:name="Table14" style:family="table">
      <style:table-properties style:width="6.5729in" fo:margin-left="0.0799in" fo:margin-top="0in" fo:margin-bottom="0in" table:align="left" style:writing-mode="lr-tb"/>
    </style:style>
    <style:style style:name="Table14.A" style:family="table-column">
      <style:table-column-properties style:column-width="6.5729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625in" fo:padding-right="0.0694in" fo:padding-top="0.0694in" fo:padding-bottom="0.0694in" fo:border="1pt solid #000000"/>
    </style:style>
    <style:style style:name="P1" style:family="paragraph" style:parent-style-name="Standard">
      <style:paragraph-properties fo:line-height="100%" fo:text-align="center" style:justify-single-word="false"/>
      <style:text-properties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officeooo:paragraph-rsid="000eda96" style:font-name-asian="Times New Roman2" style:font-size-asian="14pt" style:font-weight-asian="bold" style:font-name-complex="Times New Roman2" style:font-size-complex="14pt"/>
    </style:style>
    <style:style style:name="P3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officeooo:paragraph-rsid="000eda96"/>
    </style:style>
    <style:style style:name="P4" style:family="paragraph" style:parent-style-name="Standard">
      <style:paragraph-properties fo:margin-top="0in" fo:margin-bottom="0.0835in" style:contextual-spacing="false" fo:line-height="100%" fo:text-align="end" style:justify-single-word="false"/>
      <style:text-properties officeooo:paragraph-rsid="000eda96"/>
    </style:style>
    <style:style style:name="P5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1" fo:font-size="16pt" fo:font-weight="bold" officeooo:paragraph-rsid="000eda96" style:font-name-asian="Times New Roman2" style:font-size-asian="16pt" style:font-weight-asian="bold" style:font-name-complex="Times New Roman2" style:font-size-complex="16pt"/>
    </style:style>
    <style:style style:name="P7" style:family="paragraph" style:parent-style-name="Title">
      <style:paragraph-properties fo:margin-top="0in" fo:margin-bottom="0.0835in" style:contextual-spacing="false" fo:line-height="100%" fo:text-align="center" style:justify-single-word="false"/>
      <style:text-properties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8" style:family="paragraph" style:parent-style-name="Title">
      <style:paragraph-properties fo:margin-top="0in" fo:margin-bottom="0.0835in" style:contextual-spacing="false" fo:line-height="100%" fo:text-align="center" style:justify-single-word="false"/>
      <style:text-properties fo:font-variant="small-caps"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9" style:family="paragraph" style:parent-style-name="Standard">
      <style:paragraph-properties fo:margin-top="0.0835in" fo:margin-bottom="0.0835in" style:contextual-spacing="false" fo:line-height="100%"/>
      <style:text-properties officeooo:paragraph-rsid="000eda96"/>
    </style:style>
    <style:style style:name="P10" style:family="paragraph" style:parent-style-name="Standard">
      <style:paragraph-properties fo:margin-top="0.0835in" fo:margin-bottom="0.0835in" style:contextual-spacing="false" fo:line-height="100%" fo:text-align="end" style:justify-single-word="false"/>
      <style:text-properties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11" style:family="paragraph" style:parent-style-name="Standard">
      <style:paragraph-properties fo:margin-top="0.0835in" fo:margin-bottom="0.0835in" style:contextual-spacing="false" fo:line-height="100%"/>
      <style:text-properties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12" style:family="paragraph" style:parent-style-name="Standard">
      <style:paragraph-properties fo:margin-top="0.1665in" fo:margin-bottom="0in" style:contextual-spacing="false" fo:line-height="100%" fo:text-align="end" style:justify-single-word="false"/>
      <style:text-properties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13" style:family="paragraph" style:parent-style-name="Standard">
      <style:paragraph-properties fo:margin-top="0.1665in" fo:margin-bottom="0in" style:contextual-spacing="false" fo:line-height="100%"/>
      <style:text-properties style:font-name="Times New Roman1" fo:font-size="14pt" officeooo:rsid="001ba338" officeooo:paragraph-rsid="001ba338" style:font-name-asian="Times New Roman2" style:font-size-asian="14pt" style:font-name-complex="Times New Roman2" style:font-size-complex="14pt"/>
    </style:style>
    <style:style style:name="P14" style:family="paragraph" style:parent-style-name="Standard">
      <style:paragraph-properties fo:line-height="100%" fo:text-align="center" style:justify-single-word="false" fo:break-before="page"/>
      <style:text-properties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15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/>
      <style:text-properties style:font-name="Times New Roman" fo:font-size="14pt" fo:font-weight="normal" officeooo:paragraph-rsid="001f491f" style:font-size-asian="14pt" style:font-weight-asian="normal" style:font-size-complex="14pt" style:font-weight-complex="normal"/>
    </style:style>
    <style:style style:name="P16" style:family="paragraph" style:parent-style-name="Heading_20_3">
      <style:paragraph-properties fo:line-height="150%" fo:text-align="center" style:justify-single-word="false"/>
      <style:text-properties fo:font-variant="normal" fo:text-transform="none" fo:color="#333333" loext:opacity="100%" style:font-name="Times New Roman1" fo:font-size="14pt" fo:letter-spacing="normal" fo:font-style="normal" fo:font-weight="bold" officeooo:paragraph-rsid="000eda96" style:font-name-asian="Times New Roman2" style:font-size-asian="14pt" style:font-style-asian="normal" style:font-weight-asian="bold" style:font-name-complex="Times New Roman2" style:font-size-complex="14pt"/>
    </style:style>
    <style:style style:name="P17" style:family="paragraph" style:parent-style-name="List_20_Paragraph" style:list-style-name="WWNum2">
      <style:paragraph-properties fo:text-align="justify" style:justify-single-word="false"/>
      <style:text-properties officeooo:paragraph-rsid="00239afe"/>
    </style:style>
    <style:style style:name="P18" style:family="paragraph" style:parent-style-name="Standard">
      <style:paragraph-properties fo:margin-top="0.0835in" fo:margin-bottom="0.0835in" style:contextual-spacing="false" fo:line-height="100%"/>
      <style:text-properties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19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99c35" officeooo:paragraph-rsid="00199c35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99c35" officeooo:paragraph-rsid="00253a25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style:font-name="Times New Roman1" fo:font-size="14pt" fo:language="uk" fo:country="UA" fo:font-style="normal" fo:font-weight="bold" officeooo:paragraph-rsid="00239afe" style:font-name-asian="Times New Roman2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style:font-name="Times New Roman1" fo:font-size="14pt" fo:language="uk" fo:country="UA" fo:font-style="normal" fo:font-weight="normal" officeooo:paragraph-rsid="00239afe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loext:opacity="100%" style:font-name="Courier New" fo:font-size="14pt" fo:language="en" fo:country="US" fo:font-style="normal" fo:font-weight="normal" officeooo:paragraph-rsid="00239afe" style:font-name-asian="Courier New2" style:font-size-asian="14pt" style:font-style-asian="normal" style:font-weight-asian="normal" style:font-name-complex="Courier New2" style:font-size-complex="14pt" style:font-style-complex="normal" style:font-weight-complex="normal"/>
    </style:style>
    <style:style style:name="P24" style:family="paragraph" style:parent-style-name="Standard">
      <style:paragraph-properties fo:line-height="100%" fo:orphans="0" fo:widows="0"/>
      <style:text-properties fo:color="#000000" loext:opacity="100%" style:font-name="Consolas" fo:font-size="12pt" officeooo:paragraph-rsid="0010a689" style:font-size-asian="12pt" style:font-size-complex="12pt"/>
    </style:style>
    <style:style style:name="P25" style:family="paragraph" style:parent-style-name="Standard">
      <style:paragraph-properties fo:line-height="100%" fo:orphans="0" fo:widows="0"/>
      <style:text-properties fo:color="#000000" loext:opacity="100%" style:font-name="Consolas" fo:font-size="12pt" officeooo:paragraph-rsid="00253a25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officeooo:paragraph-rsid="00239afe"/>
    </style:style>
    <style:style style:name="P27" style:family="paragraph" style:parent-style-name="Standard">
      <style:paragraph-properties fo:line-height="100%" fo:orphans="0" fo:widows="0"/>
      <style:text-properties style:font-name="Consolas" fo:font-size="12pt" fo:language="en" fo:country="US" fo:font-weight="bold" officeooo:rsid="00249451" officeooo:paragraph-rsid="00249451" style:font-name-asian="Times New Roman2" style:font-size-asian="12pt" style:font-weight-asian="bold" style:font-name-complex="Times New Roman2" style:font-size-complex="12pt"/>
    </style:style>
    <style:style style:name="P28" style:family="paragraph" style:parent-style-name="Standard">
      <style:paragraph-properties fo:line-height="100%" fo:orphans="0" fo:widows="0"/>
      <style:text-properties style:font-name="Consolas" fo:font-size="12pt" fo:language="en" fo:country="US" fo:font-weight="bold" officeooo:rsid="00253a25" officeooo:paragraph-rsid="00253a25" style:font-name-asian="Times New Roman2" style:font-size-asian="12pt" style:font-weight-asian="bold" style:font-name-complex="Times New Roman2" style:font-size-complex="12pt"/>
    </style:style>
    <style:style style:name="P29" style:family="paragraph" style:parent-style-name="Standard">
      <style:paragraph-properties fo:line-height="100%" fo:orphans="0" fo:widows="0"/>
      <style:text-properties style:font-name="Consolas" fo:font-size="12pt" officeooo:paragraph-rsid="0010a689" style:font-size-asian="12pt" style:font-size-complex="12pt"/>
    </style:style>
    <style:style style:name="P30" style:family="paragraph" style:parent-style-name="Standard">
      <style:text-properties officeooo:paragraph-rsid="0010a689"/>
    </style:style>
    <style:style style:name="P31" style:family="paragraph" style:parent-style-name="Standard">
      <style:text-properties officeooo:paragraph-rsid="00253a25"/>
    </style:style>
    <style:style style:name="P3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/>
      <style:text-properties fo:font-variant="normal" fo:text-transform="none" fo:color="#333333" loext:opacity="100%" style:font-name="Times New Roman" fo:font-size="14pt" fo:letter-spacing="normal" fo:font-style="normal" fo:font-weight="normal" officeooo:rsid="001df898" officeooo:paragraph-rsid="001f491f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margin-top="0.1563in" fo:margin-bottom="0in" style:contextual-spacing="false" fo:line-height="100%" fo:text-align="start" style:justify-single-word="false" fo:orphans="2" fo:widows="2" fo:text-indent="0.5in" style:auto-text-indent="false" fo:background-color="transparent"/>
      <style:text-properties fo:font-variant="normal" fo:text-transform="none" fo:color="#333333" loext:opacity="100%" style:font-name="Times New Roman1" fo:font-size="14pt" fo:letter-spacing="normal" fo:font-style="normal" fo:font-weight="bold" officeooo:rsid="000eda96" officeooo:paragraph-rsid="0010a689" style:font-name-asian="Times New Roman2" style:font-size-asian="14pt" style:font-style-asian="normal" style:font-weight-asian="bold" style:font-name-complex="Times New Roman2" style:font-size-complex="14pt" style:font-weight-complex="bold"/>
    </style:style>
    <style:style style:name="P34" style:family="paragraph" style:parent-style-name="Standard">
      <loext:graphic-properties draw:fill="none"/>
      <style:paragraph-properties fo:margin-left="0in" fo:margin-right="0in" fo:margin-top="0.1563in" fo:margin-bottom="0in" style:contextual-spacing="false" fo:line-height="100%" fo:text-align="start" style:justify-single-word="false" fo:orphans="2" fo:widows="2" fo:text-indent="0.5in" style:auto-text-indent="false" fo:background-color="transparent"/>
      <style:text-properties fo:font-variant="normal" fo:text-transform="none" fo:color="#333333" loext:opacity="100%" style:font-name="Times New Roman1" fo:font-size="14pt" fo:letter-spacing="normal" fo:font-style="normal" fo:font-weight="bold" officeooo:rsid="000eda96" officeooo:paragraph-rsid="00253a25" style:font-name-asian="Times New Roman2" style:font-size-asian="14pt" style:font-style-asian="normal" style:font-weight-asian="bold" style:font-name-complex="Times New Roman2" style:font-size-complex="14pt" style:font-weight-complex="bold"/>
    </style:style>
    <style:style style:name="P35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officeooo:paragraph-rsid="002191c9"/>
    </style:style>
    <style:style style:name="P36" style:family="paragraph" style:parent-style-name="Standard">
      <style:paragraph-properties fo:margin-left="0in" fo:margin-right="0in" fo:margin-top="0in" fo:margin-bottom="0.111in" style:contextual-spacing="false" fo:line-height="108%" fo:text-align="justify" style:justify-single-word="false" fo:text-indent="0in" style:auto-text-indent="false" style:writing-mode="lr-tb"/>
      <style:text-properties officeooo:paragraph-rsid="00223df1"/>
    </style:style>
    <style:style style:name="P37" style:family="paragraph" style:parent-style-name="Standard">
      <style:paragraph-properties fo:margin-left="0in" fo:margin-right="0in" fo:margin-top="0in" fo:margin-bottom="0.111in" style:contextual-spacing="false" fo:line-height="108%" fo:text-align="justify" style:justify-single-word="false" fo:text-indent="0in" style:auto-text-indent="false" style:writing-mode="lr-tb"/>
      <style:text-properties officeooo:paragraph-rsid="00239afe"/>
    </style:style>
    <style:style style:name="T1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1ba338" style:font-name-asian="Times New Roman2" style:font-size-asian="14pt" style:font-name-complex="Times New Roman2" style:font-size-complex="14pt"/>
    </style:style>
    <style:style style:name="T3" style:family="text">
      <style:text-properties style:font-name="Times New Roman1" fo:font-size="14pt" fo:language="uk" fo:country="UA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5" style:family="text">
      <style:text-properties style:font-name="Times New Roman1" fo:font-size="8pt" style:font-name-asian="Times New Roman2" style:font-size-asian="8pt" style:font-name-complex="Times New Roman2" style:font-size-complex="8pt"/>
    </style:style>
    <style:style style:name="T6" style:family="text">
      <style:text-properties style:font-name="Times New Roman1" fo:font-size="8pt" fo:font-style="italic" style:font-name-asian="Times New Roman2" style:font-size-asian="8pt" style:font-style-asian="italic" style:font-name-complex="Times New Roman2" style:font-size-complex="8pt"/>
    </style:style>
    <style:style style:name="T7" style:family="text">
      <style:text-properties fo:font-variant="normal" fo:text-transform="none" fo:color="#333333" loext:opacity="100%" fo:letter-spacing="normal" fo:font-style="normal" officeooo:rsid="00281c79"/>
    </style:style>
    <style:style style:name="T8" style:family="text">
      <style:text-properties fo:font-variant="normal" fo:text-transform="none" fo:color="#000000" loext:opacity="100%" style:font-name="Times New Roman1" fo:font-size="14pt" fo:letter-spacing="normal" fo:language="uk" fo:country="UA" fo:font-style="normal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9" style:family="text">
      <style:text-properties officeooo:rsid="0019c3ae"/>
    </style:style>
    <style:style style:name="T10" style:family="text">
      <style:text-properties officeooo:rsid="001f491f"/>
    </style:style>
    <style:style style:name="T11" style:family="text">
      <style:text-properties officeooo:rsid="002191c9"/>
    </style:style>
    <style:style style:name="T12" style:family="text">
      <style:text-properties fo:color="#000000" loext:opacity="100%" style:font-name="Times New Roman1" fo:font-size="14pt" fo:language="uk" fo:country="UA" fo:font-style="normal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13" style:family="text">
      <style:text-properties fo:color="#000000" loext:opacity="100%" style:font-name="Times New Roman1" fo:font-size="14pt" fo:language="uk" fo:country="UA" fo:font-style="normal" fo:font-weight="bold" style:font-name-asian="Times New Roman2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T14" style:family="text">
      <style:text-properties fo:color="#000000" loext:opacity="100%" style:font-name="Times New Roman1" fo:font-size="14pt" fo:language="uk" fo:country="UA" fo:font-style="italic" fo:font-weight="bold" style:font-name-asian="Times New Roman2" style:font-size-asian="14pt" style:font-style-asian="italic" style:font-weight-asian="bold" style:font-name-complex="Times New Roman2" style:font-size-complex="14pt" style:font-style-complex="italic" style:font-weight-complex="bold"/>
    </style:style>
    <style:style style:name="T15" style:family="text">
      <style:text-properties officeooo:rsid="00269d8b"/>
    </style:style>
    <style:style style:name="T16" style:family="text">
      <style:text-properties officeooo:rsid="00281c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8">МIНIСТЕРСТВО <text:s/>ОСВIТИ <text:s/>І <text:s/>НАУКИ <text:s/>УКРАЇНИ</text:p>
      <text:p text:style-name="P5">НАЦІОНАЛЬНИЙ <text:s text:c="2"/>ТЕХНІЧНИЙ <text:s text:c="2"/>УНІВЕРСИТЕТ <text:s text:c="2"/>УКРАЇНИ</text:p>
      <text:p text:style-name="P5">“КИЇВСЬКИЙ <text:s/>ПОЛІТЕХНІЧНИЙ <text:s/>ІНСТИТУТ </text:p>
      <text:p text:style-name="P5">ІМЕНІ ІГОРЯ СІКОРСЬКОГО”</text:p>
      <text:p text:style-name="P1"/>
      <text:p text:style-name="P5">Факультет прикладної математики</text:p>
      <text:p text:style-name="P5">Кафедра програмного забезпечення комп’ютерних систем</text:p>
      <text:p text:style-name="P1"/>
      <text:p text:style-name="P1"/>
      <text:p text:style-name="P1"/>
      <text:p text:style-name="P1"/>
      <text:p text:style-name="P6">Лабораторна робота № <text:s/><text:span text:style-name="T11">2</text:span></text:p>
      <text:p text:style-name="P3"><text:span text:style-name="T1">з дисципліни “</text:span><text:span text:style-name="T3">Основи</text:span><text:span text:style-name="T1"> </text:span><text:span text:style-name="T4">web-</text:span><text:span text:style-name="T1">програмування”</text:span></text:p>
      <text:p text:style-name="P35"><text:span text:style-name="T1">тема “</text:span><text:span text:style-name="T8">Верстка сторінки та застосування стилів за допомогою CSS.</text:span><text:span text:style-name="T1">”</text:span></text:p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Виконав</text:p>
            <text:p text:style-name="P11">студент 2 курсу</text:p>
            <text:p text:style-name="P9"><text:span text:style-name="T1">групи КП-9</text:span><text:span text:style-name="T2">2</text:span></text:p>
            <text:p text:style-name="P13">Мовчан Максим Олександрович</text:p>
            <text:p text:style-name="P3"><text:span text:style-name="T5">(</text:span><text:span text:style-name="T6">прізвище, ім’я, по батькові</text:span><text:span text:style-name="T5">)</text:span></text:p>
            <text:p text:style-name="P11"/>
            <text:p text:style-name="P11">варіант № -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0">Перевірив</text:p>
            <text:p text:style-name="P10">“____” “____________” 20___ р.</text:p>
            <text:p text:style-name="P10">викладач</text:p>
            <text:p text:style-name="P12">Гадиняк Руслан Анатолійович</text:p>
            <text:p text:style-name="P4"><text:span text:style-name="T5">(</text:span><text:span text:style-name="T6">прізвище, ім’я, по батькові</text:span><text:span text:style-name="T5">)<text:tab/><text:tab/></text:span></text:p>
            <text:p text:style-name="P10"/>
            <text:p text:style-name="P10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Київ 2020</text:p>
      <text:p text:style-name="P1"/>
      <text:p text:style-name="P14"/>
      <text:p text:style-name="P2">Мета роботи </text:p>
      <text:p text:style-name="P36"><text:span text:style-name="T12">Отримати навички створення макету HTML-сторінки з використанням різних технік, познайомитися з технологією CSS.</text:span></text:p>
      <text:p text:style-name="P16">Завдання</text:p>
      <text:p text:style-name="P37"><text:span text:style-name="T13">Завдання 1</text:span><text:span text:style-name="T12">. З окремих файлів, що були створені у ході виконання ЛР №1, створити один HTML-файл. Структурно цей файл має відповідати макету, що виступає як зразок результату, що необхідно отримати.</text:span></text:p>
      <text:p text:style-name="P23"/>
      <text:p text:style-name="P26"><text:span text:style-name="T13">Завдання 2</text:span><text:span text:style-name="T12">. Додати стилі до сторінки, використовуючи CSS (бажано використовувати препроцесор SCSS). Отриманий результат має бути </text:span><text:span text:style-name="T14">дуже схожим </text:span><text:span text:style-name="T12">на макет-зразок. </text:span></text:p>
      <text:p text:style-name="P26"><text:span text:style-name="T12">2.1. Список того, що має співпадати з макетом:</text:span></text:p>
      <text:list xml:id="list2949245925" text:style-name="WWNum2">
        <text:list-item>
          <text:p text:style-name="P17"><text:span text:style-name="T12">всі загальні розміри сторінки (загальна ширина контенту, відступи до границь вікна браузера)</text:span></text:p>
        </text:list-item>
        <text:list-item>
          <text:p text:style-name="P17"><text:span text:style-name="T12">всі використані шрифти, та їх розміри у кожному окремому випадку;</text:span></text:p>
        </text:list-item>
        <text:list-item>
          <text:p text:style-name="P17"><text:span text:style-name="T12">всі кольори, в тому числі при наведенні миші;</text:span></text:p>
        </text:list-item>
        <text:list-item>
          <text:p text:style-name="P17"><text:span text:style-name="T12">всі розміри зображень, елементів форм;</text:span></text:p>
        </text:list-item>
        <text:list-item>
          <text:p text:style-name="P17"><text:span text:style-name="T12">всі відступи між будь-якими елементами (відступи між секціями, відступи між заголовком та текстом, відступи між елементами меню, тощо), та всередині елементів (наприклад, у кнопках).</text:span></text:p>
        </text:list-item>
      </text:list>
      <text:p text:style-name="P26"><text:span text:style-name="T12">2.2. Для створення каркасу сторінки та побудови структури елементів необхідно використовувати grid, flexbox та float хоча б по одному разу.</text:span></text:p>
      <text:p text:style-name="P37"><text:span text:style-name="T12">2.3. Додаткове додавання та </text:span><text:span text:style-name="T14">правильне</text:span><text:span text:style-name="T12"> використання різноманітних CSS-технік та фіч буде окремим плюсом в оцінюванні.</text:span></text:p>
      <text:p text:style-name="P21"/>
      <text:p text:style-name="P26"><text:span text:style-name="T13">Завдання 3</text:span><text:span text:style-name="T12">. Додати два попапи: перший - для відображення форми додавання викладача; другий - для відображення розширеної інформації про викладача. Вони мають бути розміщені по центру екрану.</text:span></text:p>
      <text:p text:style-name="P22"/>
      <text:p text:style-name="P37"><text:span text:style-name="T13">Завдання 4</text:span><text:span text:style-name="T12">. За допомогою @media-виразів зробити вигляд сторінки для ширини екрану, меншої за 768 пікселів. Каркас сторінки та розміщення структурних блоків сторінки обирається студентом на власний розсуд.</text:span></text:p>
      <text:p text:style-name="P37"><text:span text:style-name="T12"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7">Index.html</text:p>
          </table:table-cell>
        </table:table-row>
        <table:table-row table:style-name="Table3.1">
          <table:table-cell table:style-name="Table3.A1" office:value-type="string">
            <text:p text:style-name="P29">&lt;!DOCTYPE html&gt;</text:p>
            <text:p text:style-name="P29">&lt;html lang="ru"&gt;</text:p>
            <text:p text:style-name="P29">&lt;head&gt;</text:p>
            <text:p text:style-name="P29"><text:soft-page-break/><text:s text:c="3"/>&lt;meta charset="utf-8"&gt;</text:p>
            <text:p text:style-name="P29"><text:s text:c="3"/>&lt;meta http-equiv="x-ua-compatible" content="ie=edge"&gt;</text:p>
            <text:p text:style-name="P29"><text:s text:c="3"/>&lt;meta name="msapplication-tap-highlight" content="no"&gt;</text:p>
            <text:p text:style-name="P29"><text:s text:c="3"/>&lt;meta name="viewport" content="width=device-width, initial-scale=1"&gt;</text:p>
            <text:p text:style-name="P29"><text:s text:c="3"/>&lt;meta name="author" content="Movchan Maksym"&gt;</text:p>
            <text:p text:style-name="P29"><text:s text:c="3"/>&lt;meta name="description" content="Teacher site"&gt;</text:p>
            <text:p text:style-name="P29"><text:s text:c="3"/>&lt;meta name="keywords" content="Teacher,Site,Top"&gt;</text:p>
            <text:p text:style-name="P29"><text:s text:c="3"/>&lt;link rel="stylesheet" href="./css/app.css"&gt;</text:p>
            <text:p text:style-name="P29"><text:s text:c="3"/>&lt;link rel="stylesheet" href="./css/style.css"&gt;</text:p>
            <text:p text:style-name="P29"><text:s text:c="3"/>&lt;script src="https://kit.fontawesome.com/61141c88ab.js"</text:p>
            <text:p text:style-name="P29"><text:s text:c="6"/>crossorigin="anonymous"&gt;&lt;/script&gt;</text:p>
            <text:p text:style-name="P29"><text:s text:c="3"/>&lt;script</text:p>
            <text:p text:style-name="P29"><text:s text:c="6"/>src="https://ajax.googleapis.com/ajax/libs/jquery/3.5.1/jquery.min.js"&gt;&lt;/script&gt;</text:p>
            <text:p text:style-name="P29"><text:s text:c="3"/>&lt;title&gt;Teachinder&lt;/title&gt;</text:p>
            <text:p text:style-name="P29">&lt;/head&gt;</text:p>
            <text:p text:style-name="P29">&lt;body&gt;</text:p>
            <text:p text:style-name="P29"><text:s text:c="3"/>&lt;header class="header section--margin-side section--border_after"&gt;</text:p>
            <text:p text:style-name="P29"><text:s text:c="6"/>&lt;div class="header__form"&gt;</text:p>
            <text:p text:style-name="P29"><text:s text:c="9"/>&lt;h1 class="header__logo"&gt;&lt;a class="header__logo-link" href="#"&gt;Teachinder&lt;/a&gt;&lt;/h1&gt;</text:p>
            <text:p text:style-name="P29"><text:s text:c="9"/>&lt;form class="header__search search"&gt;</text:p>
            <text:p text:style-name="P29"><text:s text:c="12"/>&lt;input class="header__input" type="text" placeholder="Enter name to search"</text:p>
            <text:p text:style-name="P29"><text:s text:c="15"/>aria-label="Search Field"&gt;</text:p>
            <text:p text:style-name="P29"><text:s text:c="12"/>&lt;button class="button header__button button--animated"</text:p>
            <text:p text:style-name="P29"><text:s text:c="15"/>type="submit"&gt;Search&lt;/button&gt;</text:p>
            <text:p text:style-name="P29"><text:s text:c="9"/>&lt;/form&gt;</text:p>
            <text:p text:style-name="P29"><text:s text:c="6"/>&lt;/div&gt;</text:p>
            <text:p text:style-name="P29"><text:s text:c="6"/>&lt;div class="header__menu"&gt;</text:p>
            <text:p text:style-name="P29"><text:s text:c="9"/>&lt;nav class="header__nav" aria-label="Navigation"&gt;</text:p>
            <text:p text:style-name="P29"><text:s text:c="12"/>&lt;a class="header__nav-link" href="#teachers"&gt;Teachers&lt;/a&gt;</text:p>
            <text:p text:style-name="P29"><text:s text:c="12"/>&lt;a class="header__nav-link" href="#statistics"&gt;Statistics&lt;/a&gt;</text:p>
            <text:p text:style-name="P29"><text:s text:c="12"/>&lt;a class="header__nav-link" href="#favorites"&gt;Favorites&lt;/a&gt;</text:p>
            <text:p text:style-name="P29"><text:s text:c="12"/>&lt;a class="header__nav-link" href="#about"&gt;About&lt;/a&gt;</text:p>
            <text:p text:style-name="P29"><text:s text:c="9"/>&lt;/nav&gt;</text:p>
            <text:p text:style-name="P29"><text:s text:c="9"/>&lt;button class="button__add button--animated" onclick="openForm()"&gt;Add</text:p>
            <text:p text:style-name="P29"><text:s text:c="12"/>teacher&lt;/button&gt;</text:p>
            <text:p text:style-name="P29"><text:s text:c="6"/>&lt;/div&gt;</text:p>
            <text:p text:style-name="P29"><text:s text:c="3"/>&lt;/header&gt;</text:p>
            <text:p text:style-name="P29"><text:s text:c="3"/>&lt;main&gt;</text:p>
            <text:p text:style-name="P29"><text:s text:c="6"/>&lt;section id="popup-form" class="overlay popup--hidden"&gt;</text:p>
            <text:p text:style-name="P29"><text:s text:c="9"/>&lt;div class="popup popup-form__window"&gt;</text:p>
            <text:p text:style-name="P29"><text:s text:c="12"/>&lt;h2 class="section__title"&gt;Add teacher&lt;/h2&gt;</text:p>
            <text:p text:style-name="P29"><text:s text:c="12"/>&lt;button aria-label="Close form" class="popup__close" <text:soft-page-break/>onclick="closeForm()"&gt;&lt;i class="fa fa-times"&gt;&lt;/i&gt;&lt;/button&gt;</text:p>
            <text:p text:style-name="P29"><text:s text:c="12"/>&lt;form class="popup-form__content"&gt;</text:p>
            <text:p text:style-name="P29"><text:s text:c="15"/>&lt;label class="popup-form__label" for="fullname"&gt;Name: &lt;/label&gt;</text:p>
            <text:p text:style-name="P29"><text:s text:c="15"/>&lt;input class="popup-form__input" id="fullname" type="text" name="name"</text:p>
            <text:p text:style-name="P29"><text:s text:c="18"/>placeholder="Dmitry Gordon" required /&gt;</text:p>
            <text:p text:style-name="P29"><text:s text:c="15"/>&lt;label class="popup-form__label" for="country"&gt;Country: &lt;/label&gt;</text:p>
            <text:p text:style-name="P29"><text:s text:c="15"/>&lt;select class="popup-form__select" id="country" name="country" required&gt;</text:p>
            <text:p text:style-name="P29"><text:s text:c="18"/>&lt;option value=""&gt;select country&lt;/option&gt;</text:p>
            <text:p text:style-name="P29"><text:s text:c="18"/>&lt;option value="AF"&gt;Afghanistan&lt;/option&gt;</text:p>
            <text:p text:style-name="P29"><text:s text:c="18"/>&lt;option value="AX"&gt;Aland Islands&lt;/option&gt;</text:p>
            <text:p text:style-name="P29"><text:s text:c="18"/>&lt;option value="AL"&gt;Albania&lt;/option&gt;</text:p>
            <text:p text:style-name="P29"><text:s text:c="18"/>&lt;option value="DZ"&gt;Algeria&lt;/option&gt;</text:p>
            <text:p text:style-name="P29"><text:s text:c="18"/>&lt;option value="AS"&gt;American Samoa&lt;/option&gt;</text:p>
            <text:p text:style-name="P29"><text:s text:c="18"/>&lt;option value="AD"&gt;Andorra&lt;/option&gt;</text:p>
            <text:p text:style-name="P29"><text:s text:c="18"/>&lt;option value="AO"&gt;Angola&lt;/option&gt;</text:p>
            <text:p text:style-name="P29"><text:s text:c="18"/>&lt;option value="AI"&gt;Anguilla&lt;/option&gt;</text:p>
            <text:p text:style-name="P29"><text:s text:c="18"/>&lt;option value="AQ"&gt;Antarctica&lt;/option&gt;</text:p>
            <text:p text:style-name="P29"><text:s text:c="18"/>&lt;option value="AG"&gt;Antigua and Barbuda&lt;/option&gt;</text:p>
            <text:p text:style-name="P29"><text:s text:c="18"/>&lt;option value="AR"&gt;Argentina&lt;/option&gt;</text:p>
            <text:p text:style-name="P29"><text:s text:c="18"/>&lt;option value="AM"&gt;Armenia&lt;/option&gt;</text:p>
            <text:p text:style-name="P29"><text:s text:c="18"/>&lt;option value="AW"&gt;Aruba&lt;/option&gt;</text:p>
            <text:p text:style-name="P29"><text:s text:c="18"/>&lt;option value="AU"&gt;Australia&lt;/option&gt;</text:p>
            <text:p text:style-name="P29"><text:s text:c="18"/>&lt;option value="AT"&gt;Austria&lt;/option&gt;</text:p>
            <text:p text:style-name="P29"><text:s text:c="18"/>&lt;option value="AZ"&gt;Azerbaijan&lt;/option&gt;</text:p>
            <text:p text:style-name="P29"><text:s text:c="18"/>&lt;option value="BS"&gt;Bahamas&lt;/option&gt;</text:p>
            <text:p text:style-name="P29"><text:s text:c="18"/>&lt;option value="BH"&gt;Bahrain&lt;/option&gt;</text:p>
            <text:p text:style-name="P29"><text:s text:c="18"/>&lt;option value="BD"&gt;Bangladesh&lt;/option&gt;</text:p>
            <text:p text:style-name="P29"><text:s text:c="18"/>&lt;option value="BB"&gt;Barbados&lt;/option&gt;</text:p>
            <text:p text:style-name="P29"><text:s text:c="18"/>&lt;option value="BY"&gt;Belarus&lt;/option&gt;</text:p>
            <text:p text:style-name="P29"><text:s text:c="18"/>&lt;option value="BE"&gt;Belgium&lt;/option&gt;</text:p>
            <text:p text:style-name="P29"><text:s text:c="18"/>&lt;option value="BZ"&gt;Belize&lt;/option&gt;</text:p>
            <text:p text:style-name="P29"><text:s text:c="18"/>&lt;option value="BJ"&gt;Benin&lt;/option&gt;</text:p>
            <text:p text:style-name="P29"><text:s text:c="18"/>&lt;option value="BM"&gt;Bermuda&lt;/option&gt;</text:p>
            <text:p text:style-name="P29"><text:s text:c="18"/>&lt;option value="BT"&gt;Bhutan&lt;/option&gt;</text:p>
            <text:p text:style-name="P29"><text:s text:c="18"/>&lt;option value="BO"&gt;Bolivia&lt;/option&gt;</text:p>
            <text:p text:style-name="P29"><text:s text:c="18"/>&lt;option value="BQ"&gt;Bonaire, Sint Eustatius and Saba&lt;/option&gt;</text:p>
            <text:p text:style-name="P29"><text:s text:c="18"/>&lt;option value="BA"&gt;Bosnia and Herzegovina&lt;/option&gt;</text:p>
            <text:p text:style-name="P29"><text:s text:c="18"/>&lt;option value="BW"&gt;Botswana&lt;/option&gt;</text:p>
            <text:p text:style-name="P29"><text:s text:c="18"/>&lt;option value="BV"&gt;Bouvet Island&lt;/option&gt;</text:p>
            <text:p text:style-name="P29"><text:s text:c="18"/>&lt;option value="BR"&gt;Brazil&lt;/option&gt;</text:p>
            <text:p text:style-name="P29"><text:s text:c="18"/>&lt;option value="IO"&gt;British Indian Ocean Territory&lt;/option&gt;</text:p>
            <text:p text:style-name="P29"><text:s text:c="18"/>&lt;option value="BN"&gt;Brunei Darussalam&lt;/option&gt;</text:p>
            <text:p text:style-name="P29"><text:s text:c="18"/>&lt;option value="BG"&gt;Bulgaria&lt;/option&gt;</text:p>
            <text:p text:style-name="P29"><text:s text:c="18"/>&lt;option value="BF"&gt;Burkina Faso&lt;/option&gt;</text:p>
            <text:p text:style-name="P29"><text:soft-page-break/><text:s text:c="18"/>&lt;option value="BI"&gt;Burundi&lt;/option&gt;</text:p>
            <text:p text:style-name="P29"><text:s text:c="18"/>&lt;option value="KH"&gt;Cambodia&lt;/option&gt;</text:p>
            <text:p text:style-name="P29"><text:s text:c="18"/>&lt;option value="CM"&gt;Cameroon&lt;/option&gt;</text:p>
            <text:p text:style-name="P29"><text:s text:c="18"/>&lt;option value="CA"&gt;Canada&lt;/option&gt;</text:p>
            <text:p text:style-name="P29"><text:s text:c="18"/>&lt;option value="CV"&gt;Cape Verde&lt;/option&gt;</text:p>
            <text:p text:style-name="P29"><text:s text:c="18"/>&lt;option value="KY"&gt;Cayman Islands&lt;/option&gt;</text:p>
            <text:p text:style-name="P29"><text:s text:c="18"/>&lt;option value="CF"&gt;Central African Republic&lt;/option&gt;</text:p>
            <text:p text:style-name="P29"><text:s text:c="18"/>&lt;option value="TD"&gt;Chad&lt;/option&gt;</text:p>
            <text:p text:style-name="P29"><text:s text:c="18"/>&lt;option value="CL"&gt;Chile&lt;/option&gt;</text:p>
            <text:p text:style-name="P29"><text:s text:c="18"/>&lt;option value="CN"&gt;China&lt;/option&gt;</text:p>
            <text:p text:style-name="P29"><text:s text:c="18"/>&lt;option value="CX"&gt;Christmas Island&lt;/option&gt;</text:p>
            <text:p text:style-name="P29"><text:s text:c="18"/>&lt;option value="CC"&gt;Cocos (Keeling) Islands&lt;/option&gt;</text:p>
            <text:p text:style-name="P29"><text:s text:c="18"/>&lt;option value="CO"&gt;Colombia&lt;/option&gt;</text:p>
            <text:p text:style-name="P29"><text:s text:c="18"/>&lt;option value="KM"&gt;Comoros&lt;/option&gt;</text:p>
            <text:p text:style-name="P29"><text:s text:c="18"/>&lt;option value="CG"&gt;Congo&lt;/option&gt;</text:p>
            <text:p text:style-name="P29"><text:s text:c="18"/>&lt;option value="CD"&gt;Congo, the Democratic Republic of the&lt;/option&gt;</text:p>
            <text:p text:style-name="P29"><text:s text:c="18"/>&lt;option value="CK"&gt;Cook Islands&lt;/option&gt;</text:p>
            <text:p text:style-name="P29"><text:s text:c="18"/>&lt;option value="CR"&gt;Costa Rica&lt;/option&gt;</text:p>
            <text:p text:style-name="P29"><text:s text:c="18"/>&lt;option value="CI"&gt;Cote D'Ivoire&lt;/option&gt;</text:p>
            <text:p text:style-name="P29"><text:s text:c="18"/>&lt;option value="HR"&gt;Croatia&lt;/option&gt;</text:p>
            <text:p text:style-name="P29"><text:s text:c="18"/>&lt;option value="CU"&gt;Cuba&lt;/option&gt;</text:p>
            <text:p text:style-name="P29"><text:s text:c="18"/>&lt;option value="CW"&gt;Curacao&lt;/option&gt;</text:p>
            <text:p text:style-name="P29"><text:s text:c="18"/>&lt;option value="CY"&gt;Cyprus&lt;/option&gt;</text:p>
            <text:p text:style-name="P29"><text:s text:c="18"/>&lt;option value="CZ"&gt;Czech Republic&lt;/option&gt;</text:p>
            <text:p text:style-name="P29"><text:s text:c="18"/>&lt;option value="DK"&gt;Denmark&lt;/option&gt;</text:p>
            <text:p text:style-name="P29"><text:s text:c="18"/>&lt;option value="DJ"&gt;Djibouti&lt;/option&gt;</text:p>
            <text:p text:style-name="P29"><text:s text:c="18"/>&lt;option value="DM"&gt;Dominica&lt;/option&gt;</text:p>
            <text:p text:style-name="P29"><text:s text:c="18"/>&lt;option value="DO"&gt;Dominican Republic&lt;/option&gt;</text:p>
            <text:p text:style-name="P29"><text:s text:c="18"/>&lt;option value="EC"&gt;Ecuador&lt;/option&gt;</text:p>
            <text:p text:style-name="P29"><text:s text:c="18"/>&lt;option value="EG"&gt;Egypt&lt;/option&gt;</text:p>
            <text:p text:style-name="P29"><text:s text:c="18"/>&lt;option value="SV"&gt;El Salvador&lt;/option&gt;</text:p>
            <text:p text:style-name="P29"><text:s text:c="18"/>&lt;option value="GQ"&gt;Equatorial Guinea&lt;/option&gt;</text:p>
            <text:p text:style-name="P29"><text:s text:c="18"/>&lt;option value="ER"&gt;Eritrea&lt;/option&gt;</text:p>
            <text:p text:style-name="P29"><text:s text:c="18"/>&lt;option value="EE"&gt;Estonia&lt;/option&gt;</text:p>
            <text:p text:style-name="P29"><text:s text:c="18"/>&lt;option value="ET"&gt;Ethiopia&lt;/option&gt;</text:p>
            <text:p text:style-name="P29"><text:s text:c="18"/>&lt;option value="FK"&gt;Falkland Islands (Malvinas)&lt;/option&gt;</text:p>
            <text:p text:style-name="P29"><text:s text:c="18"/>&lt;option value="FO"&gt;Faroe Islands&lt;/option&gt;</text:p>
            <text:p text:style-name="P29"><text:s text:c="18"/>&lt;option value="FJ"&gt;Fiji&lt;/option&gt;</text:p>
            <text:p text:style-name="P29"><text:s text:c="18"/>&lt;option value="FI"&gt;Finland&lt;/option&gt;</text:p>
            <text:p text:style-name="P29"><text:s text:c="18"/>&lt;option value="FR"&gt;France&lt;/option&gt;</text:p>
            <text:p text:style-name="P29"><text:s text:c="18"/>&lt;option value="GF"&gt;French Guiana&lt;/option&gt;</text:p>
            <text:p text:style-name="P29"><text:s text:c="18"/>&lt;option value="PF"&gt;French Polynesia&lt;/option&gt;</text:p>
            <text:p text:style-name="P29"><text:s text:c="18"/>&lt;option value="TF"&gt;French Southern Territories&lt;/option&gt;</text:p>
            <text:p text:style-name="P29"><text:s text:c="18"/>&lt;option value="GA"&gt;Gabon&lt;/option&gt;</text:p>
            <text:p text:style-name="P29"><text:s text:c="18"/>&lt;option value="GM"&gt;Gambia&lt;/option&gt;</text:p>
            <text:p text:style-name="P29"><text:s text:c="18"/>&lt;option value="GE"&gt;Georgia&lt;/option&gt;</text:p>
            <text:p text:style-name="P29"><text:s text:c="18"/>&lt;option value="DE"&gt;Germany&lt;/option&gt;</text:p>
            <text:p text:style-name="P29"><text:soft-page-break/><text:s text:c="18"/>&lt;option value="GH"&gt;Ghana&lt;/option&gt;</text:p>
            <text:p text:style-name="P29"><text:s text:c="18"/>&lt;option value="GI"&gt;Gibraltar&lt;/option&gt;</text:p>
            <text:p text:style-name="P29"><text:s text:c="18"/>&lt;option value="GR"&gt;Greece&lt;/option&gt;</text:p>
            <text:p text:style-name="P29"><text:s text:c="18"/>&lt;option value="GL"&gt;Greenland&lt;/option&gt;</text:p>
            <text:p text:style-name="P29"><text:s text:c="18"/>&lt;option value="GD"&gt;Grenada&lt;/option&gt;</text:p>
            <text:p text:style-name="P29"><text:s text:c="18"/>&lt;option value="GP"&gt;Guadeloupe&lt;/option&gt;</text:p>
            <text:p text:style-name="P29"><text:s text:c="18"/>&lt;option value="GU"&gt;Guam&lt;/option&gt;</text:p>
            <text:p text:style-name="P29"><text:s text:c="18"/>&lt;option value="GT"&gt;Guatemala&lt;/option&gt;</text:p>
            <text:p text:style-name="P29"><text:s text:c="18"/>&lt;option value="GG"&gt;Guernsey&lt;/option&gt;</text:p>
            <text:p text:style-name="P29"><text:s text:c="18"/>&lt;option value="GN"&gt;Guinea&lt;/option&gt;</text:p>
            <text:p text:style-name="P29"><text:s text:c="18"/>&lt;option value="GW"&gt;Guinea-Bissau&lt;/option&gt;</text:p>
            <text:p text:style-name="P29"><text:s text:c="18"/>&lt;option value="GY"&gt;Guyana&lt;/option&gt;</text:p>
            <text:p text:style-name="P29"><text:s text:c="18"/>&lt;option value="HT"&gt;Haiti&lt;/option&gt;</text:p>
            <text:p text:style-name="P29"><text:s text:c="18"/>&lt;option value="HM"&gt;Heard Island and Mcdonald Islands&lt;/option&gt;</text:p>
            <text:p text:style-name="P29"><text:s text:c="18"/>&lt;option value="VA"&gt;Holy See (Vatican City State)&lt;/option&gt;</text:p>
            <text:p text:style-name="P29"><text:s text:c="18"/>&lt;option value="HN"&gt;Honduras&lt;/option&gt;</text:p>
            <text:p text:style-name="P29"><text:s text:c="18"/>&lt;option value="HK"&gt;Hong Kong&lt;/option&gt;</text:p>
            <text:p text:style-name="P29"><text:s text:c="18"/>&lt;option value="HU"&gt;Hungary&lt;/option&gt;</text:p>
            <text:p text:style-name="P29"><text:s text:c="18"/>&lt;option value="IS"&gt;Iceland&lt;/option&gt;</text:p>
            <text:p text:style-name="P29"><text:s text:c="18"/>&lt;option value="IN"&gt;India&lt;/option&gt;</text:p>
            <text:p text:style-name="P29"><text:s text:c="18"/>&lt;option value="ID"&gt;Indonesia&lt;/option&gt;</text:p>
            <text:p text:style-name="P29"><text:s text:c="18"/>&lt;option value="IR"&gt;Iran, Islamic Republic of&lt;/option&gt;</text:p>
            <text:p text:style-name="P29"><text:s text:c="18"/>&lt;option value="IQ"&gt;Iraq&lt;/option&gt;</text:p>
            <text:p text:style-name="P29"><text:s text:c="18"/>&lt;option value="IE"&gt;Ireland&lt;/option&gt;</text:p>
            <text:p text:style-name="P29"><text:s text:c="18"/>&lt;option value="IM"&gt;Isle of Man&lt;/option&gt;</text:p>
            <text:p text:style-name="P29"><text:s text:c="18"/>&lt;option value="IL"&gt;Israel&lt;/option&gt;</text:p>
            <text:p text:style-name="P29"><text:s text:c="18"/>&lt;option value="IT"&gt;Italy&lt;/option&gt;</text:p>
            <text:p text:style-name="P29"><text:s text:c="18"/>&lt;option value="JM"&gt;Jamaica&lt;/option&gt;</text:p>
            <text:p text:style-name="P29"><text:s text:c="18"/>&lt;option value="JP"&gt;Japan&lt;/option&gt;</text:p>
            <text:p text:style-name="P29"><text:s text:c="18"/>&lt;option value="JE"&gt;Jersey&lt;/option&gt;</text:p>
            <text:p text:style-name="P29"><text:s text:c="18"/>&lt;option value="JO"&gt;Jordan&lt;/option&gt;</text:p>
            <text:p text:style-name="P29"><text:s text:c="18"/>&lt;option value="KZ"&gt;Kazakhstan&lt;/option&gt;</text:p>
            <text:p text:style-name="P29"><text:s text:c="18"/>&lt;option value="KE"&gt;Kenya&lt;/option&gt;</text:p>
            <text:p text:style-name="P29"><text:s text:c="18"/>&lt;option value="KI"&gt;Kiribati&lt;/option&gt;</text:p>
            <text:p text:style-name="P29"><text:s text:c="18"/>&lt;option value="KP"&gt;Korea, Democratic People"s Republic of&lt;/option&gt;</text:p>
            <text:p text:style-name="P29"><text:s text:c="18"/>&lt;option value="KR"&gt;Korea, Republic of&lt;/option&gt;</text:p>
            <text:p text:style-name="P29"><text:s text:c="18"/>&lt;option value="XK"&gt;Kosovo&lt;/option&gt;</text:p>
            <text:p text:style-name="P29"><text:s text:c="18"/>&lt;option value="KW"&gt;Kuwait&lt;/option&gt;</text:p>
            <text:p text:style-name="P29"><text:s text:c="18"/>&lt;option value="KG"&gt;Kyrgyzstan&lt;/option&gt;</text:p>
            <text:p text:style-name="P29"><text:s text:c="18"/>&lt;option value="LA"&gt;Lao People's Democratic Republic&lt;/option&gt;</text:p>
            <text:p text:style-name="P29"><text:s text:c="18"/>&lt;option value="LV"&gt;Latvia&lt;/option&gt;</text:p>
            <text:p text:style-name="P29"><text:s text:c="18"/>&lt;option value="LB"&gt;Lebanon&lt;/option&gt;</text:p>
            <text:p text:style-name="P29"><text:s text:c="18"/>&lt;option value="LS"&gt;Lesotho&lt;/option&gt;</text:p>
            <text:p text:style-name="P29"><text:s text:c="18"/>&lt;option value="LR"&gt;Liberia&lt;/option&gt;</text:p>
            <text:p text:style-name="P29"><text:s text:c="18"/>&lt;option value="LY"&gt;Libyan Arab Jamahiriya&lt;/option&gt;</text:p>
            <text:p text:style-name="P29"><text:soft-page-break/><text:s text:c="18"/>&lt;option value="LI"&gt;Liechtenstein&lt;/option&gt;</text:p>
            <text:p text:style-name="P29"><text:s text:c="18"/>&lt;option value="LT"&gt;Lithuania&lt;/option&gt;</text:p>
            <text:p text:style-name="P29"><text:s text:c="18"/>&lt;option value="LU"&gt;Luxembourg&lt;/option&gt;</text:p>
            <text:p text:style-name="P29"><text:s text:c="18"/>&lt;option value="MO"&gt;Macao&lt;/option&gt;</text:p>
            <text:p text:style-name="P29"><text:s text:c="18"/>&lt;option value="MK"&gt;Macedonia, the Former Yugoslav Republic of&lt;/option&gt;</text:p>
            <text:p text:style-name="P29"><text:s text:c="18"/>&lt;option value="MG"&gt;Madagascar&lt;/option&gt;</text:p>
            <text:p text:style-name="P29"><text:s text:c="18"/>&lt;option value="MW"&gt;Malawi&lt;/option&gt;</text:p>
            <text:p text:style-name="P29"><text:s text:c="18"/>&lt;option value="MY"&gt;Malaysia&lt;/option&gt;</text:p>
            <text:p text:style-name="P29"><text:s text:c="18"/>&lt;option value="MV"&gt;Maldives&lt;/option&gt;</text:p>
            <text:p text:style-name="P29"><text:s text:c="18"/>&lt;option value="ML"&gt;Mali&lt;/option&gt;</text:p>
            <text:p text:style-name="P29"><text:s text:c="18"/>&lt;option value="MT"&gt;Malta&lt;/option&gt;</text:p>
            <text:p text:style-name="P29"><text:s text:c="18"/>&lt;option value="MH"&gt;Marshall Islands&lt;/option&gt;</text:p>
            <text:p text:style-name="P29"><text:s text:c="18"/>&lt;option value="MQ"&gt;Martinique&lt;/option&gt;</text:p>
            <text:p text:style-name="P29"><text:s text:c="18"/>&lt;option value="MR"&gt;Mauritania&lt;/option&gt;</text:p>
            <text:p text:style-name="P29"><text:s text:c="18"/>&lt;option value="MU"&gt;Mauritius&lt;/option&gt;</text:p>
            <text:p text:style-name="P29"><text:s text:c="18"/>&lt;option value="YT"&gt;Mayotte&lt;/option&gt;</text:p>
            <text:p text:style-name="P29"><text:s text:c="18"/>&lt;option value="MX"&gt;Mexico&lt;/option&gt;</text:p>
            <text:p text:style-name="P29"><text:s text:c="18"/>&lt;option value="FM"&gt;Micronesia, Federated States of&lt;/option&gt;</text:p>
            <text:p text:style-name="P29"><text:s text:c="18"/>&lt;option value="MD"&gt;Moldova, Republic of&lt;/option&gt;</text:p>
            <text:p text:style-name="P29"><text:s text:c="18"/>&lt;option value="MC"&gt;Monaco&lt;/option&gt;</text:p>
            <text:p text:style-name="P29"><text:s text:c="18"/>&lt;option value="MN"&gt;Mongolia&lt;/option&gt;</text:p>
            <text:p text:style-name="P29"><text:s text:c="18"/>&lt;option value="ME"&gt;Montenegro&lt;/option&gt;</text:p>
            <text:p text:style-name="P29"><text:s text:c="18"/>&lt;option value="MS"&gt;Montserrat&lt;/option&gt;</text:p>
            <text:p text:style-name="P29"><text:s text:c="18"/>&lt;option value="MA"&gt;Morocco&lt;/option&gt;</text:p>
            <text:p text:style-name="P29"><text:s text:c="18"/>&lt;option value="MZ"&gt;Mozambique&lt;/option&gt;</text:p>
            <text:p text:style-name="P29"><text:s text:c="18"/>&lt;option value="MM"&gt;Myanmar&lt;/option&gt;</text:p>
            <text:p text:style-name="P29"><text:s text:c="18"/>&lt;option value="NA"&gt;Namibia&lt;/option&gt;</text:p>
            <text:p text:style-name="P29"><text:s text:c="18"/>&lt;option value="NR"&gt;Nauru&lt;/option&gt;</text:p>
            <text:p text:style-name="P29"><text:s text:c="18"/>&lt;option value="NP"&gt;Nepal&lt;/option&gt;</text:p>
            <text:p text:style-name="P29"><text:s text:c="18"/>&lt;option value="NL"&gt;Netherlands&lt;/option&gt;</text:p>
            <text:p text:style-name="P29"><text:s text:c="18"/>&lt;option value="AN"&gt;Netherlands Antilles&lt;/option&gt;</text:p>
            <text:p text:style-name="P29"><text:s text:c="18"/>&lt;option value="NC"&gt;New Caledonia&lt;/option&gt;</text:p>
            <text:p text:style-name="P29"><text:s text:c="18"/>&lt;option value="NZ"&gt;New Zealand&lt;/option&gt;</text:p>
            <text:p text:style-name="P29"><text:s text:c="18"/>&lt;option value="NI"&gt;Nicaragua&lt;/option&gt;</text:p>
            <text:p text:style-name="P29"><text:s text:c="18"/>&lt;option value="NE"&gt;Niger&lt;/option&gt;</text:p>
            <text:p text:style-name="P29"><text:s text:c="18"/>&lt;option value="NG"&gt;Nigeria&lt;/option&gt;</text:p>
            <text:p text:style-name="P29"><text:s text:c="18"/>&lt;option value="NU"&gt;Niue&lt;/option&gt;</text:p>
            <text:p text:style-name="P29"><text:s text:c="18"/>&lt;option value="NF"&gt;Norfolk Island&lt;/option&gt;</text:p>
            <text:p text:style-name="P29"><text:s text:c="18"/>&lt;option value="MP"&gt;Northern Mariana Islands&lt;/option&gt;</text:p>
            <text:p text:style-name="P29"><text:s text:c="18"/>&lt;option value="NO"&gt;Norway&lt;/option&gt;</text:p>
            <text:p text:style-name="P29"><text:s text:c="18"/>&lt;option value="OM"&gt;Oman&lt;/option&gt;</text:p>
            <text:p text:style-name="P29"><text:s text:c="18"/>&lt;option value="PK"&gt;Pakistan&lt;/option&gt;</text:p>
            <text:p text:style-name="P29"><text:s text:c="18"/>&lt;option value="PW"&gt;Palau&lt;/option&gt;</text:p>
            <text:p text:style-name="P29"><text:s text:c="18"/>&lt;option value="PS"&gt;Palestinian Territory, Occupied&lt;/option&gt;</text:p>
            <text:p text:style-name="P29"><text:s text:c="18"/>&lt;option value="PA"&gt;Panama&lt;/option&gt;</text:p>
            <text:p text:style-name="P29"><text:s text:c="18"/>&lt;option value="PG"&gt;Papua New Guinea&lt;/option&gt;</text:p>
            <text:p text:style-name="P29"><text:s text:c="18"/>&lt;option value="PY"&gt;Paraguay&lt;/option&gt;</text:p>
            <text:p text:style-name="P29"><text:soft-page-break/><text:s text:c="18"/>&lt;option value="PE"&gt;Peru&lt;/option&gt;</text:p>
            <text:p text:style-name="P29"><text:s text:c="18"/>&lt;option value="PH"&gt;Philippines&lt;/option&gt;</text:p>
            <text:p text:style-name="P29"><text:s text:c="18"/>&lt;option value="PN"&gt;Pitcairn&lt;/option&gt;</text:p>
            <text:p text:style-name="P29"><text:s text:c="18"/>&lt;option value="PL"&gt;Poland&lt;/option&gt;</text:p>
            <text:p text:style-name="P29"><text:s text:c="18"/>&lt;option value="PT"&gt;Portugal&lt;/option&gt;</text:p>
            <text:p text:style-name="P29"><text:s text:c="18"/>&lt;option value="PR"&gt;Puerto Rico&lt;/option&gt;</text:p>
            <text:p text:style-name="P29"><text:s text:c="18"/>&lt;option value="QA"&gt;Qatar&lt;/option&gt;</text:p>
            <text:p text:style-name="P29"><text:s text:c="18"/>&lt;option value="RE"&gt;Reunion&lt;/option&gt;</text:p>
            <text:p text:style-name="P29"><text:s text:c="18"/>&lt;option value="RO"&gt;Romania&lt;/option&gt;</text:p>
            <text:p text:style-name="P29"><text:s text:c="18"/>&lt;option value="RU"&gt;Russian Federation&lt;/option&gt;</text:p>
            <text:p text:style-name="P29"><text:s text:c="18"/>&lt;option value="RW"&gt;Rwanda&lt;/option&gt;</text:p>
            <text:p text:style-name="P29"><text:s text:c="18"/>&lt;option value="BL"&gt;Saint Barthelemy&lt;/option&gt;</text:p>
            <text:p text:style-name="P29"><text:s text:c="18"/>&lt;option value="SH"&gt;Saint Helena&lt;/option&gt;</text:p>
            <text:p text:style-name="P29"><text:s text:c="18"/>&lt;option value="KN"&gt;Saint Kitts and Nevis&lt;/option&gt;</text:p>
            <text:p text:style-name="P29"><text:s text:c="18"/>&lt;option value="LC"&gt;Saint Lucia&lt;/option&gt;</text:p>
            <text:p text:style-name="P29"><text:s text:c="18"/>&lt;option value="MF"&gt;Saint Martin&lt;/option&gt;</text:p>
            <text:p text:style-name="P29"><text:s text:c="18"/>&lt;option value="PM"&gt;Saint Pierre and Miquelon&lt;/option&gt;</text:p>
            <text:p text:style-name="P29"><text:s text:c="18"/>&lt;option value="VC"&gt;Saint Vincent and the Grenadines&lt;/option&gt;</text:p>
            <text:p text:style-name="P29"><text:s text:c="18"/>&lt;option value="WS"&gt;Samoa&lt;/option&gt;</text:p>
            <text:p text:style-name="P29"><text:s text:c="18"/>&lt;option value="SM"&gt;San Marino&lt;/option&gt;</text:p>
            <text:p text:style-name="P29"><text:s text:c="18"/>&lt;option value="ST"&gt;Sao Tome and Principe&lt;/option&gt;</text:p>
            <text:p text:style-name="P29"><text:s text:c="18"/>&lt;option value="SA"&gt;Saudi Arabia&lt;/option&gt;</text:p>
            <text:p text:style-name="P29"><text:s text:c="18"/>&lt;option value="SN"&gt;Senegal&lt;/option&gt;</text:p>
            <text:p text:style-name="P29"><text:s text:c="18"/>&lt;option value="RS"&gt;Serbia&lt;/option&gt;</text:p>
            <text:p text:style-name="P29"><text:s text:c="18"/>&lt;option value="CS"&gt;Serbia and Montenegro&lt;/option&gt;</text:p>
            <text:p text:style-name="P29"><text:s text:c="18"/>&lt;option value="SC"&gt;Seychelles&lt;/option&gt;</text:p>
            <text:p text:style-name="P29"><text:s text:c="18"/>&lt;option value="SL"&gt;Sierra Leone&lt;/option&gt;</text:p>
            <text:p text:style-name="P29"><text:s text:c="18"/>&lt;option value="SG"&gt;Singapore&lt;/option&gt;</text:p>
            <text:p text:style-name="P29"><text:s text:c="18"/>&lt;option value="SX"&gt;Sint Maarten&lt;/option&gt;</text:p>
            <text:p text:style-name="P29"><text:s text:c="18"/>&lt;option value="SK"&gt;Slovakia&lt;/option&gt;</text:p>
            <text:p text:style-name="P29"><text:s text:c="18"/>&lt;option value="SI"&gt;Slovenia&lt;/option&gt;</text:p>
            <text:p text:style-name="P29"><text:s text:c="18"/>&lt;option value="SB"&gt;Solomon Islands&lt;/option&gt;</text:p>
            <text:p text:style-name="P29"><text:s text:c="18"/>&lt;option value="SO"&gt;Somalia&lt;/option&gt;</text:p>
            <text:p text:style-name="P29"><text:s text:c="18"/>&lt;option value="ZA"&gt;South Africa&lt;/option&gt;</text:p>
            <text:p text:style-name="P29"><text:s text:c="18"/>&lt;option value="GS"&gt;South Georgia and the South Sandwich Islands&lt;/option&gt;</text:p>
            <text:p text:style-name="P29"><text:s text:c="18"/>&lt;option value="SS"&gt;South Sudan&lt;/option&gt;</text:p>
            <text:p text:style-name="P29"><text:s text:c="18"/>&lt;option value="ES"&gt;Spain&lt;/option&gt;</text:p>
            <text:p text:style-name="P29"><text:s text:c="18"/>&lt;option value="LK"&gt;Sri Lanka&lt;/option&gt;</text:p>
            <text:p text:style-name="P29"><text:s text:c="18"/>&lt;option value="SD"&gt;Sudan&lt;/option&gt;</text:p>
            <text:p text:style-name="P29"><text:s text:c="18"/>&lt;option value="SR"&gt;Suriname&lt;/option&gt;</text:p>
            <text:p text:style-name="P29"><text:s text:c="18"/>&lt;option value="SJ"&gt;Svalbard and Jan Mayen&lt;/option&gt;</text:p>
            <text:p text:style-name="P29"><text:s text:c="18"/>&lt;option value="SZ"&gt;Swaziland&lt;/option&gt;</text:p>
            <text:p text:style-name="P29"><text:s text:c="18"/>&lt;option value="SE"&gt;Sweden&lt;/option&gt;</text:p>
            <text:p text:style-name="P29"><text:s text:c="18"/>&lt;option value="CH"&gt;Switzerland&lt;/option&gt;</text:p>
            <text:p text:style-name="P29"><text:s text:c="18"/>&lt;option value="SY"&gt;Syrian Arab Republic&lt;/option&gt;</text:p>
            <text:p text:style-name="P29"><text:s text:c="18"/>&lt;option value="TW"&gt;Taiwan, Province of China&lt;/option&gt;</text:p>
            <text:p text:style-name="P29"><text:soft-page-break/><text:s text:c="18"/>&lt;option value="TJ"&gt;Tajikistan&lt;/option&gt;</text:p>
            <text:p text:style-name="P29"><text:s text:c="18"/>&lt;option value="TZ"&gt;Tanzania, United Republic of&lt;/option&gt;</text:p>
            <text:p text:style-name="P29"><text:s text:c="18"/>&lt;option value="TH"&gt;Thailand&lt;/option&gt;</text:p>
            <text:p text:style-name="P29"><text:s text:c="18"/>&lt;option value="TL"&gt;Timor-Leste&lt;/option&gt;</text:p>
            <text:p text:style-name="P29"><text:s text:c="18"/>&lt;option value="TG"&gt;Togo&lt;/option&gt;</text:p>
            <text:p text:style-name="P29"><text:s text:c="18"/>&lt;option value="TK"&gt;Tokelau&lt;/option&gt;</text:p>
            <text:p text:style-name="P29"><text:s text:c="18"/>&lt;option value="TO"&gt;Tonga&lt;/option&gt;</text:p>
            <text:p text:style-name="P29"><text:s text:c="18"/>&lt;option value="TT"&gt;Trinidad and Tobago&lt;/option&gt;</text:p>
            <text:p text:style-name="P29"><text:s text:c="18"/>&lt;option value="TN"&gt;Tunisia&lt;/option&gt;</text:p>
            <text:p text:style-name="P29"><text:s text:c="18"/>&lt;option value="TR"&gt;Turkey&lt;/option&gt;</text:p>
            <text:p text:style-name="P29"><text:s text:c="18"/>&lt;option value="TM"&gt;Turkmenistan&lt;/option&gt;</text:p>
            <text:p text:style-name="P29"><text:s text:c="18"/>&lt;option value="TC"&gt;Turks and Caicos Islands&lt;/option&gt;</text:p>
            <text:p text:style-name="P29"><text:s text:c="18"/>&lt;option value="TV"&gt;Tuvalu&lt;/option&gt;</text:p>
            <text:p text:style-name="P29"><text:s text:c="18"/>&lt;option value="UG"&gt;Uganda&lt;/option&gt;</text:p>
            <text:p text:style-name="P29"><text:s text:c="18"/>&lt;option value="UA"&gt;Ukraine&lt;/option&gt;</text:p>
            <text:p text:style-name="P29"><text:s text:c="18"/>&lt;option value="AE"&gt;United Arab Emirates&lt;/option&gt;</text:p>
            <text:p text:style-name="P29"><text:s text:c="18"/>&lt;option value="GB"&gt;United Kingdom&lt;/option&gt;</text:p>
            <text:p text:style-name="P29"><text:s text:c="18"/>&lt;option value="US"&gt;United States&lt;/option&gt;</text:p>
            <text:p text:style-name="P29"><text:s text:c="18"/>&lt;option value="UM"&gt;United States Minor Outlying Islands&lt;/option&gt;</text:p>
            <text:p text:style-name="P29"><text:s text:c="18"/>&lt;option value="UY"&gt;Uruguay&lt;/option&gt;</text:p>
            <text:p text:style-name="P29"><text:s text:c="18"/>&lt;option value="UZ"&gt;Uzbekistan&lt;/option&gt;</text:p>
            <text:p text:style-name="P29"><text:s text:c="18"/>&lt;option value="VU"&gt;Vanuatu&lt;/option&gt;</text:p>
            <text:p text:style-name="P29"><text:s text:c="18"/>&lt;option value="VE"&gt;Venezuela&lt;/option&gt;</text:p>
            <text:p text:style-name="P29"><text:s text:c="18"/>&lt;option value="VN"&gt;Viet Nam&lt;/option&gt;</text:p>
            <text:p text:style-name="P29"><text:s text:c="18"/>&lt;option value="VG"&gt;Virgin Islands, British&lt;/option&gt;</text:p>
            <text:p text:style-name="P29"><text:s text:c="18"/>&lt;option value="VI"&gt;Virgin Islands, U.s.&lt;/option&gt;</text:p>
            <text:p text:style-name="P29"><text:s text:c="18"/>&lt;option value="WF"&gt;Wallis and Futuna&lt;/option&gt;</text:p>
            <text:p text:style-name="P29"><text:s text:c="18"/>&lt;option value="EH"&gt;Western Sahara&lt;/option&gt;</text:p>
            <text:p text:style-name="P29"><text:s text:c="18"/>&lt;option value="YE"&gt;Yemen&lt;/option&gt;</text:p>
            <text:p text:style-name="P29"><text:s text:c="18"/>&lt;option value="ZM"&gt;Zambia&lt;/option&gt;</text:p>
            <text:p text:style-name="P29"><text:s text:c="18"/>&lt;option value="ZW"&gt;Zimbabwe&lt;/option&gt;</text:p>
            <text:p text:style-name="P29"><text:s text:c="15"/>&lt;/select&gt;</text:p>
            <text:p text:style-name="P29"><text:s text:c="15"/>&lt;label class="popup-form__label" for="city"&gt;City: &lt;/label&gt;</text:p>
            <text:p text:style-name="P29"><text:s text:c="15"/>&lt;input class="popup-form__input" id="city" type="text" name="city"</text:p>
            <text:p text:style-name="P29"><text:s text:c="18"/>required /&gt;</text:p>
            <text:p text:style-name="P29"><text:s text:c="15"/>&lt;label class="popup-form__label" for="phone"&gt;Phone number: &lt;/label&gt;</text:p>
            <text:p text:style-name="P29"><text:s text:c="15"/>&lt;input class="popup-form__input" id="phone" type="tel" name="phone"</text:p>
            <text:p text:style-name="P29"><text:s text:c="18"/>pattern="^[+]?[0-9]{9,12}$" placeholder="+380123456789" required /&gt;</text:p>
            <text:p text:style-name="P29"><text:s text:c="15"/>&lt;label class="popup-form__label" for="email"&gt;Email: &lt;/label&gt;</text:p>
            <text:p text:style-name="P29"><text:s text:c="15"/>&lt;input class="popup-form__label" id="email" type="email" name="email"</text:p>
            <text:p text:style-name="P29"><text:s text:c="18"/>autocomplete="on" placeholder="dmitry@gordon.com" <text:soft-page-break/>required /&gt;</text:p>
            <text:p text:style-name="P29"><text:s text:c="15"/>&lt;label class="popup-form__label" for="birthdate"&gt;Birth date: &lt;/label&gt;</text:p>
            <text:p text:style-name="P29"><text:s text:c="15"/>&lt;input class="popup-form__input" id="birthdate" type="number" min="10"</text:p>
            <text:p text:style-name="P29"><text:s text:c="18"/>max="99" required /&gt;</text:p>
            <text:p text:style-name="P29"><text:s text:c="15"/>&lt;div class="popup-form__gender"&gt;</text:p>
            <text:p text:style-name="P29"><text:s text:c="18"/>&lt;p&gt;Sex&lt;/p&gt;</text:p>
            <text:p text:style-name="P29"><text:s text:c="18"/>&lt;div class="popup-form__gender-pick"&gt;</text:p>
            <text:p text:style-name="P29"><text:s text:c="21"/>&lt;input class="popup-form__gender-radio" type="radio" id="male"</text:p>
            <text:p text:style-name="P29"><text:s text:c="24"/>name="gender" value="male" required&gt;</text:p>
            <text:p text:style-name="P29"><text:s text:c="21"/>&lt;label class="popup-form__gender-label" for="male"&gt;Male&lt;/label&gt;</text:p>
            <text:p text:style-name="P29"><text:s text:c="21"/>&lt;input class="popup-form__gender-radio" type="radio" id="female"</text:p>
            <text:p text:style-name="P29"><text:s text:c="24"/>name="gender" value="female"&gt;</text:p>
            <text:p text:style-name="P29"><text:s text:c="21"/>&lt;label class="popup-form__gender-label" for="female"&gt;Female&lt;/label&gt;</text:p>
            <text:p text:style-name="P29"><text:s text:c="18"/>&lt;/div&gt;</text:p>
            <text:p text:style-name="P29"><text:s text:c="15"/>&lt;/div&gt;</text:p>
            <text:p text:style-name="P29"><text:s text:c="15"/>&lt;div class="popup-form__color"&gt;</text:p>
            <text:p text:style-name="P29"><text:s text:c="18"/>&lt;label for="color"&gt;Background color: &lt;/label&gt;</text:p>
            <text:p text:style-name="P29"><text:s text:c="18"/>&lt;div class="popup-form__color-pick"&gt;</text:p>
            <text:p text:style-name="P29"><text:s text:c="21"/>&lt;i class="icon-palette fas fa-palette"&gt;&lt;/i&gt;</text:p>
            <text:p text:style-name="P29"><text:s text:c="21"/>&lt;input id="color" type="color" name="backcolor" required /&gt;</text:p>
            <text:p text:style-name="P29"><text:s text:c="18"/>&lt;/div&gt;</text:p>
            <text:p text:style-name="P29"><text:s text:c="15"/>&lt;/div&gt;</text:p>
            <text:p text:style-name="P29"><text:s text:c="15"/>&lt;button class="popup-form__submit button--animated" type="submit"&gt;Add&lt;/button&gt;</text:p>
            <text:p text:style-name="P29"><text:s text:c="12"/>&lt;/form&gt;</text:p>
            <text:p text:style-name="P29"><text:s text:c="9"/>&lt;/div&gt;</text:p>
            <text:p text:style-name="P29"><text:s text:c="6"/>&lt;/section&gt;</text:p>
            <text:p text:style-name="P29"><text:s text:c="6"/>&lt;section id="popup-info" class="overlay popup--hidden"&gt;</text:p>
            <text:p text:style-name="P29"><text:s text:c="9"/>&lt;div class="popup popup-info__window"&gt;</text:p>
            <text:p text:style-name="P29"><text:s text:c="12"/>&lt;h2 class="section__title"&gt;Teacher info&lt;/h2&gt;</text:p>
            <text:p text:style-name="P29"><text:s text:c="12"/>&lt;button aria-label="Close info" class="popup__close" onclick="closeInfo()"&gt;&lt;i class="fa fa-times"&gt;&lt;/i&gt;&lt;/button&gt;</text:p>
            <text:p text:style-name="P29"><text:s text:c="12"/>&lt;div class="popup-info__card"&gt;</text:p>
            <text:p text:style-name="P29"><text:s text:c="15"/>&lt;img class="popup-info__card-img" width="100" src="images/teacher4.jpg" alt="teacher</text:p>
            <text:p text:style-name="P29"><text:s text:c="15"/>image"&gt;</text:p>
            <text:p text:style-name="P29"><text:s text:c="15"/>&lt;div class="popup-info__card-info"&gt;</text:p>
            <text:p text:style-name="P29"><text:s text:c="18"/>&lt;div class="popup-info__name-star"&gt;</text:p>
            <text:p text:style-name="P29"><text:s text:c="21"/>&lt;h3 class="popup-info__fullname"&gt;Dmytro Gordon&lt;/h3&gt;</text:p>
            <text:p text:style-name="P29"><text:s text:c="21"/>&lt;i class="icon-star fas fa-star"&gt;&lt;/i&gt;</text:p>
            <text:p text:style-name="P29"><text:s text:c="18"/>&lt;/div&gt;</text:p>
            <text:p text:style-name="P29"><text:s text:c="18"/>&lt;div class="popup-info__card-fields"&gt;</text:p>
            <text:p text:style-name="P29"><text:soft-page-break/><text:s text:c="21"/>&lt;p class="popup-info__field"&gt;Ukraine&lt;/p&gt;</text:p>
            <text:p text:style-name="P29"><text:s text:c="21"/>&lt;p class="popup-info__field"&gt;53, M&lt;/p&gt;</text:p>
            <text:p text:style-name="P29"><text:s text:c="21"/>&lt;a class="popup-info__field" href="mailto: dmitry@gordon.com"&gt;dmitry@gordon.com&lt;/a&gt;</text:p>
            <text:p text:style-name="P29"><text:s text:c="21"/>&lt;a class="popup-info__field" href="tel:+380123456789"&gt;+380123456789&lt;/a&gt;</text:p>
            <text:p text:style-name="P29"><text:s text:c="18"/>&lt;/div&gt;</text:p>
            <text:p text:style-name="P29"><text:s text:c="15"/>&lt;/div&gt;</text:p>
            <text:p text:style-name="P29"><text:s text:c="12"/>&lt;/div&gt;</text:p>
            <text:p text:style-name="P29"><text:s text:c="12"/>&lt;p class="popup-info__description"&gt; Lorem ipsum dolor, sit amet consectetur</text:p>
            <text:p text:style-name="P29"><text:s text:c="15"/>adipisicing elit. Laborum sequi porro repellat dolore. Facilis, autem</text:p>
            <text:p text:style-name="P29"><text:s text:c="15"/>sit! Eaque, dolores commodi. Aliquam, necessitatibus! Voluptatibus</text:p>
            <text:p text:style-name="P29"><text:s text:c="15"/>temporibus consequatur inventore autem nisi. Debitis, at earum. &lt;/p&gt;</text:p>
            <text:p text:style-name="P29"><text:s text:c="12"/>&lt;details class="popup-info__map"&gt;</text:p>
            <text:p text:style-name="P29"><text:s text:c="15"/>&lt;summary class="popup-info__map-summary"&gt;toggle map&lt;/summary&gt;</text:p>
            <text:p text:style-name="P29"><text:s text:c="15"/>&lt;iframe class="popup-info__map-item" title="Location map"</text:p>
            <text:p text:style-name="P29"><text:s text:c="18"/>src="https://www.google.com/maps/embed?pb=!1m14!1m12!1m3!1d19136.6971163916!2d30.341894955072373!3d50.47182896048031!2m3!1f0!2f0!3f0!3m2!1i1024!2i768!4f13.1!5e0!3m2!1sen!2sua!4v1614968881548!5m2!1sen!2sua"</text:p>
            <text:p text:style-name="P29"><text:s text:c="18"/>allowfullscreen="" loading="lazy"&gt;&lt;/iframe&gt;</text:p>
            <text:p text:style-name="P29"><text:s text:c="12"/>&lt;/details&gt;</text:p>
            <text:p text:style-name="P29"><text:s text:c="9"/>&lt;/div&gt;</text:p>
            <text:p text:style-name="P29"><text:s text:c="6"/>&lt;/section&gt;</text:p>
            <text:p text:style-name="P29"><text:s text:c="6"/>&lt;section class="top-teachers section--border_after section--margin-side"</text:p>
            <text:p text:style-name="P29"><text:s text:c="9"/>id="teachers"&gt;</text:p>
            <text:p text:style-name="P29"><text:s text:c="9"/>&lt;h2 class="section__title"&gt;Top teachers&lt;/h2&gt;</text:p>
            <text:p text:style-name="P29"><text:s text:c="9"/>&lt;fieldset aria-label="Search arguments" class="filter"&gt;</text:p>
            <text:p text:style-name="P29"><text:s text:c="12"/>&lt;legend class="filter__title"&gt;Filter by:&lt;/legend&gt;</text:p>
            <text:p text:style-name="P29"><text:s text:c="12"/>&lt;input class="filter__input filter__photo" id="photo-filter" type="checkbox"&gt;</text:p>
            <text:p text:style-name="P29"><text:s text:c="12"/>&lt;label class="filter__label filter__photo-label" for="photo-filter"&gt;Show only</text:p>
            <text:p text:style-name="P29"><text:s text:c="15"/>with photo&lt;/label&gt;</text:p>
            <text:p text:style-name="P29"><text:s text:c="12"/>&lt;input class="filter__input filter__fav" id="fav-filter" type="checkbox"&gt;</text:p>
            <text:p text:style-name="P29"><text:s text:c="12"/>&lt;label class="filter__label filter__fav-label" for="fav-filter"&gt;Show only</text:p>
            <text:p text:style-name="P29"><text:s text:c="15"/>favorites&lt;/label&gt;</text:p>
            <text:p text:style-name="P29"><text:s text:c="9"/>&lt;/fieldset&gt;</text:p>
            <text:p text:style-name="P29"><text:s text:c="9"/>&lt;ul class="teacher__grid" id="top-list"&gt;</text:p>
            <text:p text:style-name="P29"><text:s text:c="12"/>&lt;li class="teacher"&gt;</text:p>
            <text:p text:style-name="P29"><text:s text:c="15"/>&lt;a class="teacher__link" onclick="openInfo()"&gt;</text:p>
            <text:p text:style-name="P29"><text:soft-page-break/><text:s text:c="18"/>&lt;div class="teacher__item"&gt;</text:p>
            <text:p text:style-name="P29"><text:s text:c="21"/>&lt;img class="teacher__img" src="images/teacher0.jpg"</text:p>
            <text:p text:style-name="P29"><text:s text:c="24"/>alt="teacher image"&gt;</text:p>
            <text:p text:style-name="P29"><text:s text:c="18"/>&lt;/div&gt;</text:p>
            <text:p text:style-name="P29"><text:s text:c="18"/>&lt;p class="teacher__name"&gt;Dmytro Gordon&lt;/p&gt;</text:p>
            <text:p text:style-name="P29"><text:s text:c="15"/>&lt;/a&gt;</text:p>
            <text:p text:style-name="P29"><text:s text:c="15"/>&lt;i class="icon-star fas fa-star"&gt;&lt;/i&gt;</text:p>
            <text:p text:style-name="P29"><text:s text:c="15"/>&lt;p class="teacher__country"&gt;Ukraine&lt;/p&gt;</text:p>
            <text:p text:style-name="P29"><text:s text:c="12"/>&lt;/li&gt;</text:p>
            <text:p text:style-name="P29"><text:s text:c="12"/>&lt;li class="teacher"&gt;</text:p>
            <text:p text:style-name="P29"><text:s text:c="15"/>&lt;a class="teacher__link" onclick="openInfo()"&gt;</text:p>
            <text:p text:style-name="P29"><text:s text:c="18"/>&lt;div class="teacher__item"&gt;</text:p>
            <text:p text:style-name="P29"><text:s text:c="21"/>&lt;img class="teacher__img" src="images/teacher1.jpg"</text:p>
            <text:p text:style-name="P29"><text:s text:c="24"/>alt="teacher image"&gt;</text:p>
            <text:p text:style-name="P29"><text:s text:c="18"/>&lt;/div&gt;</text:p>
            <text:p text:style-name="P29"><text:s text:c="18"/>&lt;p class="teacher__name"&gt;Dmytro Gordon&lt;/p&gt;</text:p>
            <text:p text:style-name="P29"><text:s text:c="15"/>&lt;/a&gt;</text:p>
            <text:p text:style-name="P29"><text:s text:c="15"/>&lt;i class="icon-star fas fa-star"&gt;&lt;/i&gt;</text:p>
            <text:p text:style-name="P29"><text:s text:c="15"/>&lt;p class="teacher__country"&gt;Ukraine&lt;/p&gt;</text:p>
            <text:p text:style-name="P29"><text:s text:c="12"/>&lt;/li&gt;</text:p>
            <text:p text:style-name="P29"><text:s text:c="12"/>&lt;li class="teacher"&gt;</text:p>
            <text:p text:style-name="P29"><text:s text:c="15"/>&lt;a class="teacher__link" onclick="openInfo()"&gt;</text:p>
            <text:p text:style-name="P29"><text:s text:c="18"/>&lt;div class="teacher__item"&gt;</text:p>
            <text:p text:style-name="P29"><text:s text:c="21"/>&lt;img class="teacher__img" src="images/teacher2.jpg"</text:p>
            <text:p text:style-name="P29"><text:s text:c="24"/>alt="teacher image"&gt;</text:p>
            <text:p text:style-name="P29"><text:s text:c="18"/>&lt;/div&gt;</text:p>
            <text:p text:style-name="P29"><text:s text:c="18"/>&lt;p class="teacher__name"&gt;Dmytro Gordon&lt;/p&gt;</text:p>
            <text:p text:style-name="P29"><text:s text:c="15"/>&lt;/a&gt;</text:p>
            <text:p text:style-name="P29"><text:s text:c="15"/>&lt;i class="icon-star fas fa-star"&gt;&lt;/i&gt;</text:p>
            <text:p text:style-name="P29"><text:s text:c="15"/>&lt;p class="teacher__country"&gt;Ukraine&lt;/p&gt;</text:p>
            <text:p text:style-name="P29"><text:s text:c="12"/>&lt;/li&gt;</text:p>
            <text:p text:style-name="P29"><text:s text:c="12"/>&lt;li class="teacher"&gt;</text:p>
            <text:p text:style-name="P29"><text:s text:c="15"/>&lt;a class="teacher__link" onclick="openInfo()"&gt;</text:p>
            <text:p text:style-name="P29"><text:s text:c="18"/>&lt;div class="teacher__item"&gt;</text:p>
            <text:p text:style-name="P29"><text:s text:c="21"/>&lt;img class="teacher__img" src="images/teacher3.jpg"</text:p>
            <text:p text:style-name="P29"><text:s text:c="24"/>alt="teacher image"&gt;</text:p>
            <text:p text:style-name="P29"><text:s text:c="18"/>&lt;/div&gt;</text:p>
            <text:p text:style-name="P29"><text:s text:c="18"/>&lt;p class="teacher__name"&gt;Dmytro Gordon&lt;/p&gt;</text:p>
            <text:p text:style-name="P29"><text:s text:c="15"/>&lt;/a&gt;</text:p>
            <text:p text:style-name="P29"><text:s text:c="15"/>&lt;i class="icon-star fas fa-star"&gt;&lt;/i&gt;</text:p>
            <text:p text:style-name="P29"><text:s text:c="15"/>&lt;p class="teacher__country"&gt;Ukraine&lt;/p&gt;</text:p>
            <text:p text:style-name="P29"><text:s text:c="12"/>&lt;/li&gt;</text:p>
            <text:p text:style-name="P29"><text:s text:c="12"/>&lt;li class="teacher"&gt;</text:p>
            <text:p text:style-name="P29"><text:s text:c="15"/>&lt;a class="teacher__link" onclick="openInfo()"&gt;</text:p>
            <text:p text:style-name="P29"><text:s text:c="18"/>&lt;div class="teacher__item"&gt;</text:p>
            <text:p text:style-name="P29"><text:s text:c="21"/>&lt;img class="teacher__img" <text:soft-page-break/>src="images/teacher4.jpg"</text:p>
            <text:p text:style-name="P29"><text:s text:c="24"/>alt="teacher image"&gt;</text:p>
            <text:p text:style-name="P29"><text:s text:c="18"/>&lt;/div&gt;</text:p>
            <text:p text:style-name="P29"><text:s text:c="18"/>&lt;p class="teacher__name"&gt;Dmytro Gordon&lt;/p&gt;</text:p>
            <text:p text:style-name="P29"><text:s text:c="15"/>&lt;/a&gt;</text:p>
            <text:p text:style-name="P29"><text:s text:c="15"/>&lt;i class="icon-star fas fa-star"&gt;&lt;/i&gt;</text:p>
            <text:p text:style-name="P29"><text:s text:c="15"/>&lt;p class="teacher__country"&gt;Ukraine&lt;/p&gt;</text:p>
            <text:p text:style-name="P29"><text:s text:c="12"/>&lt;/li&gt;</text:p>
            <text:p text:style-name="P29"><text:s text:c="12"/>&lt;li class="teacher"&gt;</text:p>
            <text:p text:style-name="P29"><text:s text:c="15"/>&lt;a class="teacher__link" onclick="openInfo()"&gt;</text:p>
            <text:p text:style-name="P29"><text:s text:c="18"/>&lt;div class="teacher__item"&gt;</text:p>
            <text:p text:style-name="P29"><text:s text:c="21"/>&lt;img class="teacher__img" src="images/teacher5.jpg"</text:p>
            <text:p text:style-name="P29"><text:s text:c="24"/>alt="teacher image"&gt;</text:p>
            <text:p text:style-name="P29"><text:s text:c="18"/>&lt;/div&gt;</text:p>
            <text:p text:style-name="P29"><text:s text:c="18"/>&lt;p class="teacher__name"&gt;Dmytro Gordon&lt;/p&gt;</text:p>
            <text:p text:style-name="P29"><text:s text:c="15"/>&lt;/a&gt;</text:p>
            <text:p text:style-name="P29"><text:s text:c="15"/>&lt;i class="icon-star fas fa-star"&gt;&lt;/i&gt;</text:p>
            <text:p text:style-name="P29"><text:s text:c="15"/>&lt;p class="teacher__country"&gt;Ukraine&lt;/p&gt;</text:p>
            <text:p text:style-name="P29"><text:s text:c="12"/>&lt;/li&gt;</text:p>
            <text:p text:style-name="P29"><text:s text:c="12"/>&lt;li class="teacher"&gt;</text:p>
            <text:p text:style-name="P29"><text:s text:c="15"/>&lt;a class="teacher__link" onclick="openInfo()"&gt;</text:p>
            <text:p text:style-name="P29"><text:s text:c="18"/>&lt;div class="teacher__item"&gt;</text:p>
            <text:p text:style-name="P29"><text:s text:c="21"/>&lt;img class="teacher__img" src="images/teacher6.jpg"</text:p>
            <text:p text:style-name="P29"><text:s text:c="24"/>alt="teacher image"&gt;</text:p>
            <text:p text:style-name="P29"><text:s text:c="18"/>&lt;/div&gt;</text:p>
            <text:p text:style-name="P29"><text:s text:c="18"/>&lt;p class="teacher__name"&gt;Dmytro Gordon&lt;/p&gt;</text:p>
            <text:p text:style-name="P29"><text:s text:c="15"/>&lt;/a&gt;</text:p>
            <text:p text:style-name="P29"><text:s text:c="15"/>&lt;i class="icon-star fas fa-star"&gt;&lt;/i&gt;</text:p>
            <text:p text:style-name="P29"><text:s text:c="15"/>&lt;p class="teacher__country"&gt;Ukraine&lt;/p&gt;</text:p>
            <text:p text:style-name="P29"><text:s text:c="12"/>&lt;/li&gt;</text:p>
            <text:p text:style-name="P29"><text:s text:c="12"/>&lt;li class="teacher"&gt;</text:p>
            <text:p text:style-name="P29"><text:s text:c="15"/>&lt;a class="teacher__link" onclick="openInfo()"&gt;</text:p>
            <text:p text:style-name="P29"><text:s text:c="18"/>&lt;div class="teacher__item"&gt;</text:p>
            <text:p text:style-name="P29"><text:s text:c="21"/>&lt;img class="teacher__img" src="images/teacher7.jpg"</text:p>
            <text:p text:style-name="P29"><text:s text:c="24"/>alt="teacher image"&gt;</text:p>
            <text:p text:style-name="P29"><text:s text:c="18"/>&lt;/div&gt;</text:p>
            <text:p text:style-name="P29"><text:s text:c="18"/>&lt;p class="teacher__name"&gt;Dmytro Gordon&lt;/p&gt;</text:p>
            <text:p text:style-name="P29"><text:s text:c="15"/>&lt;/a&gt;</text:p>
            <text:p text:style-name="P29"><text:s text:c="15"/>&lt;i class="icon-star fas fa-star"&gt;&lt;/i&gt;</text:p>
            <text:p text:style-name="P29"><text:s text:c="15"/>&lt;p class="teacher__country"&gt;Ukraine&lt;/p&gt;</text:p>
            <text:p text:style-name="P29"><text:s text:c="12"/>&lt;/li&gt;</text:p>
            <text:p text:style-name="P29"><text:s text:c="12"/>&lt;li class="teacher"&gt;</text:p>
            <text:p text:style-name="P29"><text:s text:c="15"/>&lt;a class="teacher__link" onclick="openInfo()"&gt;</text:p>
            <text:p text:style-name="P29"><text:s text:c="18"/>&lt;div class="teacher__item"&gt;</text:p>
            <text:p text:style-name="P29"><text:s text:c="21"/>&lt;img class="teacher__img" src="images/teacher8.jpg"</text:p>
            <text:p text:style-name="P29"><text:s text:c="24"/>alt="teacher image"&gt;</text:p>
            <text:p text:style-name="P29"><text:soft-page-break/><text:s text:c="18"/>&lt;/div&gt;</text:p>
            <text:p text:style-name="P29"><text:s text:c="18"/>&lt;p class="teacher__name"&gt;Dmytro Gordon&lt;/p&gt;</text:p>
            <text:p text:style-name="P29"><text:s text:c="15"/>&lt;/a&gt;</text:p>
            <text:p text:style-name="P29"><text:s text:c="15"/>&lt;i class="icon-star fas fa-star"&gt;&lt;/i&gt;</text:p>
            <text:p text:style-name="P29"><text:s text:c="15"/>&lt;p class="teacher__country"&gt;Ukraine&lt;/p&gt;</text:p>
            <text:p text:style-name="P29"><text:s text:c="12"/>&lt;/li&gt;</text:p>
            <text:p text:style-name="P29"><text:s text:c="12"/>&lt;li class="teacher"&gt;</text:p>
            <text:p text:style-name="P29"><text:s text:c="15"/>&lt;a class="teacher__link" onclick="openInfo()"&gt;</text:p>
            <text:p text:style-name="P29"><text:s text:c="18"/>&lt;div class="teacher__item"&gt;</text:p>
            <text:p text:style-name="P29"><text:s text:c="21"/>&lt;p class="teacher__initials"&gt;Pi.Vo.&lt;/p&gt;</text:p>
            <text:p text:style-name="P29"><text:s text:c="18"/>&lt;/div&gt;</text:p>
            <text:p text:style-name="P29"><text:s text:c="18"/>&lt;p class="teacher__name"&gt;Pierre Voclain&lt;/p&gt;</text:p>
            <text:p text:style-name="P29"><text:s text:c="15"/>&lt;/a&gt;</text:p>
            <text:p text:style-name="P29"><text:s text:c="15"/>&lt;i class="icon-star fas fa-star"&gt;&lt;/i&gt;</text:p>
            <text:p text:style-name="P29"><text:s text:c="15"/>&lt;p class="teacher__country"&gt;Ukraine&lt;/p&gt;</text:p>
            <text:p text:style-name="P29"><text:s text:c="12"/>&lt;/li&gt;</text:p>
            <text:p text:style-name="P29"><text:s text:c="9"/>&lt;/ul&gt;</text:p>
            <text:p text:style-name="P29"><text:s text:c="6"/>&lt;/section&gt;</text:p>
            <text:p text:style-name="P29"><text:s text:c="6"/>&lt;section class="section--border_after statistics section--margin-side"</text:p>
            <text:p text:style-name="P29"><text:s text:c="9"/>id="statistics"&gt;</text:p>
            <text:p text:style-name="P29"><text:s text:c="9"/>&lt;h2 class="section__title"&gt;Statistics&lt;/h2&gt;</text:p>
            <text:p text:style-name="P29"><text:s text:c="9"/>&lt;table class="stats-table"&gt;</text:p>
            <text:p text:style-name="P29"><text:s text:c="12"/>&lt;thead&gt;</text:p>
            <text:p text:style-name="P29"><text:s text:c="15"/>&lt;tr&gt;</text:p>
            <text:p text:style-name="P29"><text:s text:c="18"/>&lt;th class="first-col"&gt;Name&lt;/th&gt;</text:p>
            <text:p text:style-name="P29"><text:s text:c="18"/>&lt;th&gt;Age&lt;/th&gt;</text:p>
            <text:p text:style-name="P29"><text:s text:c="18"/>&lt;th&gt;Gender&lt;/th&gt;</text:p>
            <text:p text:style-name="P29"><text:s text:c="18"/>&lt;th&gt;Nationality&lt;/th&gt;</text:p>
            <text:p text:style-name="P29"><text:s text:c="15"/>&lt;/tr&gt;</text:p>
            <text:p text:style-name="P29"><text:s text:c="12"/>&lt;/thead&gt;</text:p>
            <text:p text:style-name="P29"><text:s text:c="12"/>&lt;tbody&gt;</text:p>
            <text:p text:style-name="P29"><text:s text:c="15"/>&lt;tr&gt;</text:p>
            <text:p text:style-name="P29"><text:s text:c="18"/>&lt;td class="first-col"&gt;Dmytro&lt;/td&gt;</text:p>
            <text:p text:style-name="P29"><text:s text:c="18"/>&lt;td&gt;Gordon&lt;/td&gt;</text:p>
            <text:p text:style-name="P29"><text:s text:c="18"/>&lt;td&gt;Male&lt;/td&gt;</text:p>
            <text:p text:style-name="P29"><text:s text:c="18"/>&lt;td&gt;Ukraine&lt;/td&gt;</text:p>
            <text:p text:style-name="P29"><text:s text:c="15"/>&lt;/tr&gt;</text:p>
            <text:p text:style-name="P29"><text:s text:c="15"/>&lt;tr&gt;</text:p>
            <text:p text:style-name="P29"><text:s text:c="18"/>&lt;td class="first-col"&gt;Dmytro&lt;/td&gt;</text:p>
            <text:p text:style-name="P29"><text:s text:c="18"/>&lt;td&gt;Gordon&lt;/td&gt;</text:p>
            <text:p text:style-name="P29"><text:s text:c="18"/>&lt;td&gt;Male&lt;/td&gt;</text:p>
            <text:p text:style-name="P29"><text:s text:c="18"/>&lt;td&gt;Ukraine&lt;/td&gt;</text:p>
            <text:p text:style-name="P29"><text:s text:c="15"/>&lt;/tr&gt;</text:p>
            <text:p text:style-name="P29"><text:s text:c="15"/>&lt;tr&gt;</text:p>
            <text:p text:style-name="P29"><text:s text:c="18"/>&lt;td class="first-col"&gt;Dmytro&lt;/td&gt;</text:p>
            <text:p text:style-name="P29"><text:s text:c="18"/>&lt;td&gt;Gordon&lt;/td&gt;</text:p>
            <text:p text:style-name="P29"><text:s text:c="18"/>&lt;td&gt;Male&lt;/td&gt;</text:p>
            <text:p text:style-name="P29"><text:s text:c="18"/>&lt;td&gt;Ukraine&lt;/td&gt;</text:p>
            <text:p text:style-name="P29"><text:s text:c="15"/>&lt;/tr&gt;</text:p>
            <text:p text:style-name="P29"><text:soft-page-break/><text:s text:c="15"/>&lt;tr&gt;</text:p>
            <text:p text:style-name="P29"><text:s text:c="18"/>&lt;td class="first-col"&gt;Dmytro&lt;/td&gt;</text:p>
            <text:p text:style-name="P29"><text:s text:c="18"/>&lt;td&gt;Gordon&lt;/td&gt;</text:p>
            <text:p text:style-name="P29"><text:s text:c="18"/>&lt;td&gt;Male&lt;/td&gt;</text:p>
            <text:p text:style-name="P29"><text:s text:c="18"/>&lt;td&gt;Ukraine&lt;/td&gt;</text:p>
            <text:p text:style-name="P29"><text:s text:c="15"/>&lt;/tr&gt;</text:p>
            <text:p text:style-name="P29"><text:s text:c="15"/>&lt;tr&gt;</text:p>
            <text:p text:style-name="P29"><text:s text:c="18"/>&lt;td class="first-col"&gt;Dmytro&lt;/td&gt;</text:p>
            <text:p text:style-name="P29"><text:s text:c="18"/>&lt;td&gt;Gordon&lt;/td&gt;</text:p>
            <text:p text:style-name="P29"><text:s text:c="18"/>&lt;td&gt;Male&lt;/td&gt;</text:p>
            <text:p text:style-name="P29"><text:s text:c="18"/>&lt;td&gt;Ukraine&lt;/td&gt;</text:p>
            <text:p text:style-name="P29"><text:s text:c="15"/>&lt;/tr&gt;</text:p>
            <text:p text:style-name="P29"><text:s text:c="15"/>&lt;tr&gt;</text:p>
            <text:p text:style-name="P29"><text:s text:c="18"/>&lt;td class="first-col"&gt;Dmytro&lt;/td&gt;</text:p>
            <text:p text:style-name="P29"><text:s text:c="18"/>&lt;td&gt;Gordon&lt;/td&gt;</text:p>
            <text:p text:style-name="P29"><text:s text:c="18"/>&lt;td&gt;Male&lt;/td&gt;</text:p>
            <text:p text:style-name="P29"><text:s text:c="18"/>&lt;td&gt;Ukraine&lt;/td&gt;</text:p>
            <text:p text:style-name="P29"><text:s text:c="15"/>&lt;/tr&gt;</text:p>
            <text:p text:style-name="P29"><text:s text:c="15"/>&lt;tr&gt;</text:p>
            <text:p text:style-name="P29"><text:s text:c="18"/>&lt;td class="first-col"&gt;Dmytro&lt;/td&gt;</text:p>
            <text:p text:style-name="P29"><text:s text:c="18"/>&lt;td&gt;Gordon&lt;/td&gt;</text:p>
            <text:p text:style-name="P29"><text:s text:c="18"/>&lt;td&gt;Male&lt;/td&gt;</text:p>
            <text:p text:style-name="P29"><text:s text:c="18"/>&lt;td&gt;Ukraine&lt;/td&gt;</text:p>
            <text:p text:style-name="P29"><text:s text:c="15"/>&lt;/tr&gt;</text:p>
            <text:p text:style-name="P29"><text:s text:c="15"/>&lt;tr&gt;</text:p>
            <text:p text:style-name="P29"><text:s text:c="18"/>&lt;td class="first-col"&gt;Dmytro&lt;/td&gt;</text:p>
            <text:p text:style-name="P29"><text:s text:c="18"/>&lt;td&gt;Gordon&lt;/td&gt;</text:p>
            <text:p text:style-name="P29"><text:s text:c="18"/>&lt;td&gt;Male&lt;/td&gt;</text:p>
            <text:p text:style-name="P29"><text:s text:c="18"/>&lt;td&gt;Ukraine&lt;/td&gt;</text:p>
            <text:p text:style-name="P29"><text:s text:c="15"/>&lt;/tr&gt;</text:p>
            <text:p text:style-name="P29"><text:s text:c="15"/>&lt;tr&gt;</text:p>
            <text:p text:style-name="P29"><text:s text:c="18"/>&lt;td class="first-col"&gt;Dmytro&lt;/td&gt;</text:p>
            <text:p text:style-name="P29"><text:s text:c="18"/>&lt;td&gt;Gordon&lt;/td&gt;</text:p>
            <text:p text:style-name="P29"><text:s text:c="18"/>&lt;td&gt;Male&lt;/td&gt;</text:p>
            <text:p text:style-name="P29"><text:s text:c="18"/>&lt;td&gt;Ukraine&lt;/td&gt;</text:p>
            <text:p text:style-name="P29"><text:s text:c="15"/>&lt;/tr&gt;</text:p>
            <text:p text:style-name="P29"><text:s text:c="15"/>&lt;tr&gt;</text:p>
            <text:p text:style-name="P29"><text:s text:c="18"/>&lt;td class="first-col"&gt;Dmytro&lt;/td&gt;</text:p>
            <text:p text:style-name="P29"><text:s text:c="18"/>&lt;td&gt;Gordon&lt;/td&gt;</text:p>
            <text:p text:style-name="P29"><text:s text:c="18"/>&lt;td&gt;Male&lt;/td&gt;</text:p>
            <text:p text:style-name="P29"><text:s text:c="18"/>&lt;td&gt;Ukraine&lt;/td&gt;</text:p>
            <text:p text:style-name="P29"><text:s text:c="15"/>&lt;/tr&gt;</text:p>
            <text:p text:style-name="P29"><text:s text:c="12"/>&lt;/tbody&gt;</text:p>
            <text:p text:style-name="P29"><text:s text:c="9"/>&lt;/table&gt;</text:p>
            <text:p text:style-name="P29"><text:s text:c="9"/>&lt;div class="page-nav"&gt;</text:p>
            <text:p text:style-name="P29"><text:s text:c="12"/>&lt;a class="table-page" href=""&gt;1&lt;/a&gt;</text:p>
            <text:p text:style-name="P29"><text:s text:c="12"/>&lt;a class="table-page" href=""&gt;2&lt;/a&gt;</text:p>
            <text:p text:style-name="P29"><text:s text:c="12"/>&lt;a class="table-page" href=""&gt;3&lt;/a&gt;</text:p>
            <text:p text:style-name="P29"><text:s text:c="12"/>&lt;a class="table-page"&gt;...&lt;/a&gt;</text:p>
            <text:p text:style-name="P29"><text:s text:c="12"/>&lt;a class="table-page" href=""&gt;Last&lt;/a&gt;</text:p>
            <text:p text:style-name="P29"><text:soft-page-break/><text:s text:c="9"/>&lt;/div&gt;</text:p>
            <text:p text:style-name="P29"><text:s text:c="6"/>&lt;/section&gt;</text:p>
            <text:p text:style-name="P29"><text:s text:c="6"/>&lt;section class="favorites" id="favorites"&gt;</text:p>
            <text:p text:style-name="P29"><text:s text:c="9"/>&lt;h2 class="section__title"&gt;Favorites&lt;/h2&gt;</text:p>
            <text:p text:style-name="P29"><text:s text:c="9"/>&lt;div class="carousel"&gt;</text:p>
            <text:p text:style-name="P29"><text:s text:c="12"/>&lt;button aria-label="Show previous" class="slider slider--prev"&gt;&lt;i</text:p>
            <text:p text:style-name="P29"><text:s text:c="18"/>class="slider__icon fa fa-chevron-left"&gt;&lt;/i&gt;&lt;/button&gt;</text:p>
            <text:p text:style-name="P29"><text:s text:c="12"/>&lt;ul class="teacher__list"&gt;</text:p>
            <text:p text:style-name="P29"><text:s text:c="15"/>&lt;li class="teacher"&gt;</text:p>
            <text:p text:style-name="P29"><text:s text:c="18"/>&lt;a class="teacher__link" onclick="openInfo()"&gt;</text:p>
            <text:p text:style-name="P29"><text:s text:c="21"/>&lt;div class="teacher__item"&gt;</text:p>
            <text:p text:style-name="P29"><text:s text:c="24"/>&lt;img class="teacher__img" src="images/teacher0.jpg"</text:p>
            <text:p text:style-name="P29"><text:s text:c="27"/>alt="teacher image"&gt;</text:p>
            <text:p text:style-name="P29"><text:s text:c="21"/>&lt;/div&gt;</text:p>
            <text:p text:style-name="P29"><text:s text:c="21"/>&lt;p class="teacher__name"&gt;Dmytro Gordon&lt;/p&gt;</text:p>
            <text:p text:style-name="P29"><text:s text:c="18"/>&lt;/a&gt;</text:p>
            <text:p text:style-name="P29"><text:s text:c="18"/>&lt;p class="teacher__country"&gt;Ukraine&lt;/p&gt;</text:p>
            <text:p text:style-name="P29"><text:s text:c="15"/>&lt;/li&gt;</text:p>
            <text:p text:style-name="P29"><text:s text:c="15"/>&lt;li class="teacher"&gt;</text:p>
            <text:p text:style-name="P29"><text:s text:c="18"/>&lt;a class="teacher__link" onclick="openInfo()"&gt;</text:p>
            <text:p text:style-name="P29"><text:s text:c="21"/>&lt;div class="teacher__item"&gt;</text:p>
            <text:p text:style-name="P29"><text:s text:c="24"/>&lt;img class="teacher__img" src="images/teacher2.jpg"</text:p>
            <text:p text:style-name="P29"><text:s text:c="27"/>alt="teacher image"&gt;</text:p>
            <text:p text:style-name="P29"><text:s text:c="21"/>&lt;/div&gt;</text:p>
            <text:p text:style-name="P29"><text:s text:c="21"/>&lt;p class="teacher__name"&gt;Dmytro Gordon&lt;/p&gt;</text:p>
            <text:p text:style-name="P29"><text:s text:c="18"/>&lt;/a&gt;</text:p>
            <text:p text:style-name="P29"><text:s text:c="18"/>&lt;p class="teacher__country"&gt;Ukraine&lt;/p&gt;</text:p>
            <text:p text:style-name="P29"><text:s text:c="15"/>&lt;/li&gt;</text:p>
            <text:p text:style-name="P29"><text:s text:c="15"/>&lt;li class="teacher teacher--selected"&gt;</text:p>
            <text:p text:style-name="P29"><text:s text:c="18"/>&lt;a class="teacher__link" onclick="openInfo()"&gt;</text:p>
            <text:p text:style-name="P29"><text:s text:c="21"/>&lt;div class="teacher__item"&gt;</text:p>
            <text:p text:style-name="P29"><text:s text:c="24"/>&lt;img class="teacher__img" src="images/teacher4.jpg"</text:p>
            <text:p text:style-name="P29"><text:s text:c="27"/>alt="teacher image"&gt;</text:p>
            <text:p text:style-name="P29"><text:s text:c="21"/>&lt;/div&gt;</text:p>
            <text:p text:style-name="P29"><text:s text:c="21"/>&lt;p class="teacher__name"&gt;Dmytro Gordon&lt;/p&gt;</text:p>
            <text:p text:style-name="P29"><text:s text:c="18"/>&lt;/a&gt;</text:p>
            <text:p text:style-name="P29"><text:s text:c="18"/>&lt;p class="teacher__country"&gt;Ukraine&lt;/p&gt;</text:p>
            <text:p text:style-name="P29"><text:s text:c="15"/>&lt;/li&gt;</text:p>
            <text:p text:style-name="P29"><text:s text:c="15"/>&lt;li class="teacher"&gt;</text:p>
            <text:p text:style-name="P29"><text:s text:c="18"/>&lt;a class="teacher__link" onclick="openInfo()"&gt;</text:p>
            <text:p text:style-name="P29"><text:s text:c="21"/>&lt;div class="teacher__item"&gt;</text:p>
            <text:p text:style-name="P29"><text:s text:c="24"/>&lt;img class="teacher__img" src="images/teacher6.jpg"</text:p>
            <text:p text:style-name="P29"><text:s text:c="27"/>alt="teacher image"&gt;</text:p>
            <text:p text:style-name="P29"><text:s text:c="21"/>&lt;/div&gt;</text:p>
            <text:p text:style-name="P29"><text:soft-page-break/><text:s text:c="21"/>&lt;p class="teacher__name"&gt;Dmytro Gordon&lt;/p&gt;</text:p>
            <text:p text:style-name="P29"><text:s text:c="18"/>&lt;/a&gt;</text:p>
            <text:p text:style-name="P29"><text:s text:c="18"/>&lt;p class="teacher__country"&gt;Ukraine&lt;/p&gt;</text:p>
            <text:p text:style-name="P29"><text:s text:c="15"/>&lt;/li&gt;</text:p>
            <text:p text:style-name="P29"><text:s text:c="15"/>&lt;li class="teacher"&gt;</text:p>
            <text:p text:style-name="P29"><text:s text:c="18"/>&lt;a class="teacher__link" onclick="openInfo()"&gt;</text:p>
            <text:p text:style-name="P29"><text:s text:c="21"/>&lt;div class="teacher__item"&gt;</text:p>
            <text:p text:style-name="P29"><text:s text:c="24"/>&lt;img class="teacher__img" src="images/teacher8.jpg"</text:p>
            <text:p text:style-name="P29"><text:s text:c="27"/>alt="teacher image"&gt;</text:p>
            <text:p text:style-name="P29"><text:s text:c="21"/>&lt;/div&gt;</text:p>
            <text:p text:style-name="P29"><text:s text:c="21"/>&lt;p class="teacher__name"&gt;Dmytro Gordon&lt;/p&gt;</text:p>
            <text:p text:style-name="P29"><text:s text:c="18"/>&lt;/a&gt;</text:p>
            <text:p text:style-name="P29"><text:s text:c="18"/>&lt;p class="teacher__country"&gt;Ukraine&lt;/p&gt;</text:p>
            <text:p text:style-name="P29"><text:s text:c="15"/>&lt;/li&gt;</text:p>
            <text:p text:style-name="P29"><text:s text:c="12"/>&lt;/ul&gt;</text:p>
            <text:p text:style-name="P29"><text:s text:c="12"/>&lt;button aria-label="Show next" class="slider slider--prev"&gt;&lt;i</text:p>
            <text:p text:style-name="P29"><text:s text:c="18"/>class="slider__icon fa fa-chevron-right"&gt;&lt;/i&gt;&lt;/button&gt;</text:p>
            <text:p text:style-name="P29"><text:s text:c="9"/>&lt;/div&gt;</text:p>
            <text:p text:style-name="P29"><text:s text:c="6"/>&lt;/section&gt;</text:p>
            <text:p text:style-name="P29"><text:s text:c="6"/>&lt;section class="about section--border_before section--margin-side" id="about"&gt;</text:p>
            <text:p text:style-name="P29"><text:s text:c="9"/>&lt;p class="about__text"&gt; Lorem ipsum dolor, sit amet consectetur adipisicing elit.</text:p>
            <text:p text:style-name="P29"><text:s text:c="12"/>Quam eos ipsa suscipit vel minus quibusdam accusantium saepe, repudiandae,</text:p>
            <text:p text:style-name="P29"><text:s text:c="12"/>explicabo aut pariatur vitae nisi dolor voluptates minima maiores dolorum</text:p>
            <text:p text:style-name="P29"><text:s text:c="12"/>provident ratione. Lorem, ipsum dolor sit amet consectetur adipisicing elit.</text:p>
            <text:p text:style-name="P29"><text:s text:c="12"/>Quisquam vero quis, ipsam, odio quia aut numquam ad est quod sed eaque magni</text:p>
            <text:p text:style-name="P29"><text:s text:c="12"/>perspiciatis expedita fuga hic ipsa ipsum alias laborum! &lt;/p&gt;</text:p>
            <text:p text:style-name="P29"><text:s text:c="9"/>&lt;br&gt;</text:p>
            <text:p text:style-name="P29"><text:s text:c="9"/>&lt;p class="about__text"&gt;Lorem ipsum dolor sit amet consectetur adipisicing elit.</text:p>
            <text:p text:style-name="P29"><text:s text:c="12"/>Dolorum rerum consectetur molestias nam architecto reprehenderit deleniti cum</text:p>
            <text:p text:style-name="P29"><text:s text:c="12"/>iure impedit perspiciatis optio accusantium corrupti, commodi voluptatem, at</text:p>
            <text:p text:style-name="P29"><text:s text:c="12"/>aliquam suscipit ullam magni.&lt;/p&gt;</text:p>
            <text:p text:style-name="P29"><text:s text:c="6"/>&lt;/section&gt;</text:p>
            <text:p text:style-name="P29"><text:s text:c="3"/>&lt;/main&gt;</text:p>
            <text:p text:style-name="P29"><text:s text:c="3"/>&lt;footer class="footer section--margin-side"&gt;</text:p>
            <text:p text:style-name="P29"><text:s text:c="6"/>&lt;nav class="footer__menu" aria-label="Bottom navigation"&gt;</text:p>
            <text:p text:style-name="P29"><text:s text:c="9"/>&lt;a class="footer__nav-link" href="#teachers"&gt;Teachers&lt;/a&gt;</text:p>
            <text:p text:style-name="P29"><text:s text:c="9"/>&lt;a class="footer__nav-link" href="#statistics"&gt;Statistics&lt;/a&gt;</text:p>
            <text:p text:style-name="P29"><text:soft-page-break/><text:s text:c="9"/>&lt;a class="footer__nav-link" href="#favorites"&gt;Favourites&lt;/a&gt;</text:p>
            <text:p text:style-name="P29"><text:s text:c="9"/>&lt;a class="footer__nav-link" href="#about"&gt;About&lt;/a&gt;</text:p>
            <text:p text:style-name="P29"><text:s text:c="6"/>&lt;/nav&gt;</text:p>
            <text:p text:style-name="P29"><text:s text:c="6"/>&lt;button class="button__add button--animated" onclick="openForm()"&gt;Add</text:p>
            <text:p text:style-name="P29"><text:s text:c="9"/>teacher&lt;/button&gt;</text:p>
            <text:p text:style-name="P29"><text:s text:c="3"/>&lt;/footer&gt;</text:p>
            <text:p text:style-name="P29"><text:s text:c="3"/>&lt;script type="text/javascript" src="../build/app.js"&gt;&lt;/script&gt;</text:p>
            <text:p text:style-name="P29"><text:s text:c="3"/>&lt;script&gt;</text:p>
            <text:p text:style-name="P29"><text:s text:c="6"/>$(document).on("click", ".icon-star", event =&gt; {</text:p>
            <text:p text:style-name="P29"><text:s text:c="9"/>if ($(event.target).hasClass('fas')) {</text:p>
            <text:p text:style-name="P29"><text:s text:c="12"/>$(event.target).removeClass('fas')</text:p>
            <text:p text:style-name="P29"><text:s text:c="12"/>$(event.target).addClass('far')</text:p>
            <text:p text:style-name="P29"><text:s text:c="9"/>} else if ($(event.target).hasClass('far')) {</text:p>
            <text:p text:style-name="P29"><text:s text:c="12"/>$(event.target).removeClass('far')</text:p>
            <text:p text:style-name="P29"><text:s text:c="12"/>$(event.target).addClass('fas')</text:p>
            <text:p text:style-name="P29"><text:s text:c="9"/>}</text:p>
            <text:p text:style-name="P29"><text:s text:c="6"/>});</text:p>
            <text:p text:style-name="P29"><text:s text:c="6"/>function blur() {</text:p>
            <text:p text:style-name="P29"><text:s text:c="9"/>const blurred = document.querySelectorAll("header, footer, #teachers, #statistics, #favorites, #about, hr")</text:p>
            <text:p text:style-name="P29"><text:s text:c="9"/>blurred.forEach(elem =&gt; {</text:p>
            <text:p text:style-name="P29"><text:s text:c="12"/>elem.classList.add("blur");</text:p>
            <text:p text:style-name="P29"><text:s text:c="9"/>})</text:p>
            <text:p text:style-name="P29"><text:s text:c="6"/>};</text:p>
            <text:p text:style-name="P29"><text:s text:c="6"/>function unblur() {</text:p>
            <text:p text:style-name="P29"><text:s text:c="9"/>const blurred = document.querySelectorAll(".blur")</text:p>
            <text:p text:style-name="P29"><text:s text:c="9"/>blurred.forEach(elem =&gt; {</text:p>
            <text:p text:style-name="P29"><text:s text:c="12"/>elem.classList.remove("blur");</text:p>
            <text:p text:style-name="P29"><text:s text:c="9"/>})</text:p>
            <text:p text:style-name="P29"><text:s text:c="6"/>};</text:p>
            <text:p text:style-name="P29"><text:s text:c="6"/>function openInfo() {</text:p>
            <text:p text:style-name="P29"><text:s text:c="9"/>document.getElementById("popup-info").classList.remove("popup--hidden");</text:p>
            <text:p text:style-name="P29"><text:s text:c="9"/>document.getElementById("popup-info").classList.add("popup--shown");</text:p>
            <text:p text:style-name="P29"><text:s text:c="9"/>document.getElementsByTagName("body")[0].classList.add("noscroll");</text:p>
            <text:p text:style-name="P29"><text:s text:c="9"/>blur();</text:p>
            <text:p text:style-name="P29"><text:s text:c="6"/>}</text:p>
            <text:p text:style-name="P29"><text:s text:c="6"/>function closeInfo() {</text:p>
            <text:p text:style-name="P29"><text:s text:c="9"/>document.getElementById("popup-info").classList.add("popup--hidden");</text:p>
            <text:p text:style-name="P29"><text:s text:c="9"/>document.getElementById("popup-info").classList.remove("popup--shown");</text:p>
            <text:p text:style-name="P29"><text:s text:c="9"/>document.getElementsByTagName("body")[0].classList.remove("noscroll");</text:p>
            <text:p text:style-name="P29"><text:s text:c="9"/>unblur();</text:p>
            <text:p text:style-name="P29"><text:s text:c="6"/>}</text:p>
            <text:p text:style-name="P29"><text:s text:c="6"/>function openForm() {</text:p>
            <text:p text:style-name="P29"><text:soft-page-break/><text:s text:c="9"/>document.getElementById("popup-form").classList.remove("popup--hidden");</text:p>
            <text:p text:style-name="P29"><text:s text:c="9"/>document.getElementById("popup-form").classList.add("popup--shown");</text:p>
            <text:p text:style-name="P29"><text:s text:c="9"/>document.getElementsByTagName("body")[0].classList.add("noscroll");</text:p>
            <text:p text:style-name="P29"><text:s text:c="9"/>blur();</text:p>
            <text:p text:style-name="P29"><text:s text:c="6"/>}</text:p>
            <text:p text:style-name="P29"><text:s text:c="6"/>function closeForm() {</text:p>
            <text:p text:style-name="P29"><text:s text:c="9"/>document.getElementById("popup-form").classList.add("popup--hidden");</text:p>
            <text:p text:style-name="P29"><text:s text:c="9"/>document.getElementById("popup-form").classList.remove("popup--shown");</text:p>
            <text:p text:style-name="P29"><text:s text:c="9"/>document.getElementsByTagName("body")[0].classList.remove("noscroll");</text:p>
            <text:p text:style-name="P29"><text:s text:c="9"/>unblur();</text:p>
            <text:p text:style-name="P29"><text:s text:c="6"/>}</text:p>
            <text:p text:style-name="P29"><text:s text:c="3"/>&lt;/script&gt;</text:p>
            <text:p text:style-name="P29">&lt;/body&gt;</text:p>
            <text:p text:style-name="P29">&lt;/html&gt;</text:p>
          </table:table-cell>
        </table:table-row>
      </table:table>
      <text:p text:style-name="P3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8">About.scss</text:p>
          </table:table-cell>
        </table:table-row>
        <table:table-row table:style-name="Table2.1">
          <table:table-cell table:style-name="Table2.A1" office:value-type="string">
            <text:p text:style-name="P24">.about {</text:p>
            <text:p text:style-name="P24"><text:s text:c="2"/>text-align: left;</text:p>
            <text:p text:style-name="P24"><text:s text:c="2"/>font: 1.2em $fonts;</text:p>
            <text:p text:style-name="P24"><text:s text:c="2"/>margin: {</text:p>
            <text:p text:style-name="P24"><text:s text:c="4"/>top: 4%;</text:p>
            <text:p text:style-name="P24"><text:s text:c="4"/>bottom: 2%;</text:p>
            <text:p text:style-name="P24"><text:s text:c="2"/>}</text:p>
            <text:p text:style-name="P24">}</text:p>
          </table:table-cell>
        </table:table-row>
      </table:table>
      <text:p text:style-name="P30"/>
      <text:p text:style-name="P30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8">Animations.scss</text:p>
          </table:table-cell>
        </table:table-row>
        <table:table-row table:style-name="Table4.1">
          <table:table-cell table:style-name="Table4.A1" office:value-type="string">
            <text:p text:style-name="P24">@keyframes logo {</text:p>
            <text:p text:style-name="P24"><text:s text:c="2"/>from {</text:p>
            <text:p text:style-name="P24"><text:s text:c="4"/>text-shadow: -0.04em -0.016em $sexy-orange, 0.04em 0.016em #000;</text:p>
            <text:p text:style-name="P24"><text:s text:c="4"/>color: #fff;</text:p>
            <text:p text:style-name="P24"><text:s text:c="2"/>}</text:p>
            <text:p text:style-name="P24"/>
            <text:p text:style-name="P24"><text:s text:c="2"/>to {</text:p>
            <text:p text:style-name="P24"><text:s text:c="4"/>text-shadow: -0.06em -0.016em $sexy-orange, 0.06em 0.016em #000;</text:p>
            <text:p text:style-name="P24"><text:s text:c="4"/>color: #eee;</text:p>
            <text:p text:style-name="P24"><text:s text:c="2"/>}</text:p>
            <text:p text:style-name="P24">}</text:p>
            <text:p text:style-name="P24"/>
            <text:p text:style-name="P24">@keyframes logo-back {</text:p>
            <text:p text:style-name="P24"><text:soft-page-break/><text:s text:c="2"/>from {</text:p>
            <text:p text:style-name="P24"><text:s text:c="4"/>text-shadow: -0.06em -0.016em $sexy-orange, 0.06em 0.016em #000;</text:p>
            <text:p text:style-name="P24"><text:s text:c="4"/>color: #fff;</text:p>
            <text:p text:style-name="P24"><text:s text:c="2"/>}</text:p>
            <text:p text:style-name="P24"/>
            <text:p text:style-name="P24"><text:s text:c="2"/>to {</text:p>
            <text:p text:style-name="P24"><text:s text:c="4"/>text-shadow: -0.04em -0.016em $sexy-orange, 0.04em 0.016em #000;</text:p>
            <text:p text:style-name="P24"><text:s text:c="4"/>color: #eee;</text:p>
            <text:p text:style-name="P24"><text:s text:c="2"/>}</text:p>
            <text:p text:style-name="P24">}</text:p>
            <text:p text:style-name="P24"/>
            <text:p text:style-name="P24">.button__add {</text:p>
            <text:p text:style-name="P24"><text:s text:c="2"/>font-size: 1.5em;</text:p>
            <text:p text:style-name="P24"><text:s text:c="2"/>padding: 1% 2%;</text:p>
            <text:p text:style-name="P24">}</text:p>
            <text:p text:style-name="P24"/>
            <text:p text:style-name="P24">.button--animated {</text:p>
            <text:p text:style-name="P24"><text:s text:c="2"/>text-decoration: none;</text:p>
            <text:p text:style-name="P24"><text:s text:c="2"/>font-weight: bold;</text:p>
            <text:p text:style-name="P24"><text:s text:c="2"/>background-color: #fff;</text:p>
            <text:p text:style-name="P24"><text:s text:c="2"/>color: $sexy-orange;</text:p>
            <text:p text:style-name="P24"><text:s text:c="2"/>display: block;</text:p>
            <text:p text:style-name="P24"><text:s text:c="2"/>position: relative;</text:p>
            <text:p text:style-name="P24"><text:s text:c="2"/>border: 2px solid $sexy-orange;</text:p>
            <text:p text:style-name="P24"><text:s text:c="2"/>transition: background-position 0.25s;</text:p>
            <text:p text:style-name="P24"><text:s text:c="2"/>background-image: linear-gradient(to top, $sexy-orange 50%, #fff 0);</text:p>
            <text:p text:style-name="P24"><text:s text:c="2"/>background-position: top;</text:p>
            <text:p text:style-name="P24"/>
            <text:p text:style-name="P24"><text:s text:c="2"/>&amp;:hover {</text:p>
            <text:p text:style-name="P24"><text:s text:c="4"/>color: #fff;</text:p>
            <text:p text:style-name="P24"><text:s text:c="4"/>background-position: bottom;</text:p>
            <text:p text:style-name="P24"><text:s text:c="2"/>}</text:p>
            <text:p text:style-name="P24"/>
            <text:p text:style-name="P24"><text:s text:c="2"/>background-size: 200% 200%;</text:p>
            <text:p text:style-name="P24"><text:s text:c="2"/>// transition: all 0.4s cubic-bezier(0.215, 0.61, 0.355, 1) 0s;</text:p>
            <text:p text:style-name="P24"><text:s text:c="2"/>//</text:p>
            <text:p text:style-name="P24"><text:s text:c="2"/>// &amp;:hover {</text:p>
            <text:p text:style-name="P24"><text:s text:c="2"/>// <text:s text:c="2"/>color: #fff;</text:p>
            <text:p text:style-name="P24"><text:s text:c="2"/>// <text:s text:c="2"/>background-color: $hover-orange;</text:p>
            <text:p text:style-name="P24"><text:s text:c="2"/>// <text:s text:c="2"/>background-color: transparent;</text:p>
            <text:p text:style-name="P24"><text:s text:c="2"/>// <text:s text:c="2"/>text-shadow: none;</text:p>
            <text:p text:style-name="P24"><text:s text:c="2"/>// }</text:p>
            <text:p text:style-name="P24"><text:s text:c="2"/>//</text:p>
            <text:p text:style-name="P24"><text:s text:c="2"/>// &amp;::before {</text:p>
            <text:p text:style-name="P24"><text:s text:c="2"/>// <text:s text:c="2"/>display: block;</text:p>
            <text:p text:style-name="P24"><text:s text:c="2"/>// <text:s text:c="2"/>position: absolute;</text:p>
            <text:p text:style-name="P24"><text:s text:c="2"/>// <text:s text:c="2"/>left: 0;</text:p>
            <text:p text:style-name="P24"><text:s text:c="2"/>// <text:s text:c="2"/>top: 0;</text:p>
            <text:p text:style-name="P24"><text:s text:c="2"/>// <text:s text:c="2"/>height: 0;</text:p>
            <text:p text:style-name="P24"><text:s text:c="2"/>// <text:s text:c="2"/>width: 100%;</text:p>
            <text:p text:style-name="P24"><text:soft-page-break/><text:s text:c="2"/>// <text:s text:c="2"/>z-index: -1;</text:p>
            <text:p text:style-name="P24"><text:s text:c="2"/>// <text:s text:c="2"/>content: '';</text:p>
            <text:p text:style-name="P24"><text:s text:c="2"/>// <text:s text:c="2"/>color: #000;</text:p>
            <text:p text:style-name="P24"><text:s text:c="2"/>// <text:s text:c="2"/>background: $sexy-orange;</text:p>
            <text:p text:style-name="P24"><text:s text:c="2"/>// <text:s text:c="2"/>transition: all 0.4s cubic-bezier(0.215, 0.61, 0.355, 1) 0s;</text:p>
            <text:p text:style-name="P24"><text:s text:c="2"/>// }</text:p>
            <text:p text:style-name="P24"><text:s text:c="2"/>//</text:p>
            <text:p text:style-name="P24"><text:s text:c="2"/>// &amp;:hover::before {</text:p>
            <text:p text:style-name="P24"><text:s text:c="2"/>// <text:s text:c="2"/>bottom: 0%;</text:p>
            <text:p text:style-name="P24"><text:s text:c="2"/>// <text:s text:c="2"/>top: auto;</text:p>
            <text:p text:style-name="P24"><text:s text:c="2"/>// <text:s text:c="2"/>height: 100%;</text:p>
            <text:p text:style-name="P24"><text:s text:c="2"/>// }</text:p>
            <text:p text:style-name="P24">}</text:p>
          </table:table-cell>
        </table:table-row>
      </table:table>
      <text:p text:style-name="P30"/>
      <text:p text:style-name="P31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8">Base.scss</text:p>
          </table:table-cell>
        </table:table-row>
        <table:table-row table:style-name="Table6.1">
          <table:table-cell table:style-name="Table6.A1" office:value-type="string">
            <text:p text:style-name="P25">@import url('https://fonts.googleapis.com/css2?family=PT+Sans&amp;family=Playfair+Display:wght@900&amp;display=swap');</text:p>
            <text:p text:style-name="P25">$sexy-orange: #f75c49;</text:p>
            <text:p text:style-name="P25">$sexy-blue: #65a3be;</text:p>
            <text:p text:style-name="P25">$border-orange: #f99589;</text:p>
            <text:p text:style-name="P25">$hover-orange: #cc4836;</text:p>
            <text:p text:style-name="P25">$hover-blue: #548eaa;</text:p>
            <text:p text:style-name="P25">$fonts: 'PT Sans', 'Segoe UI', 'Arial', sans-serif;</text:p>
            <text:p text:style-name="P25"/>
            <text:p text:style-name="P25">body {</text:p>
            <text:p text:style-name="P25"><text:s text:c="2"/>margin: {</text:p>
            <text:p text:style-name="P25"><text:s text:c="4"/>left: 3%;</text:p>
            <text:p text:style-name="P25"><text:s text:c="4"/>right: 3%;</text:p>
            <text:p text:style-name="P25"><text:s text:c="2"/>}</text:p>
            <text:p text:style-name="P25"/>
            <text:p text:style-name="P25"><text:s text:c="2"/>box-shadow: 8px 0 15px -4px #999, -8px 0 15px -4px #999;</text:p>
            <text:p text:style-name="P25">}</text:p>
            <text:p text:style-name="P25"/>
            <text:p text:style-name="P25">.section--margin-side {</text:p>
            <text:p text:style-name="P25"><text:s text:c="2"/>margin: auto 8.3%;</text:p>
            <text:p text:style-name="P25">}</text:p>
            <text:p text:style-name="P25"/>
            <text:p text:style-name="P25">.section--border_after {</text:p>
            <text:p text:style-name="P25"><text:s text:c="2"/>&amp;::after {</text:p>
            <text:p text:style-name="P25"><text:s text:c="4"/>display: block;</text:p>
            <text:p text:style-name="P25"><text:s text:c="4"/>margin: auto;</text:p>
            <text:p text:style-name="P25"><text:s text:c="4"/>margin: {</text:p>
            <text:p text:style-name="P25"><text:s text:c="6"/>top: 3%;</text:p>
            <text:p text:style-name="P25"><text:s text:c="6"/>bottom: 2%;</text:p>
            <text:p text:style-name="P25"><text:s text:c="4"/>}</text:p>
            <text:p text:style-name="P25"/>
            <text:p text:style-name="P25"><text:s text:c="4"/>width: 50%;</text:p>
            <text:p text:style-name="P25"><text:s text:c="4"/>height: 1px;</text:p>
            <text:p text:style-name="P25"><text:soft-page-break/><text:s text:c="4"/>background-color: #222;</text:p>
            <text:p text:style-name="P25"><text:s text:c="4"/>content: '';</text:p>
            <text:p text:style-name="P25"><text:s text:c="2"/>}</text:p>
            <text:p text:style-name="P25">}</text:p>
            <text:p text:style-name="P25"/>
            <text:p text:style-name="P25">.section--border_before::before {</text:p>
            <text:p text:style-name="P25"><text:s text:c="2"/>display: block;</text:p>
            <text:p text:style-name="P25"><text:s text:c="2"/>width: 50%;</text:p>
            <text:p text:style-name="P25"><text:s text:c="2"/>margin: auto;</text:p>
            <text:p text:style-name="P25"><text:s text:c="2"/>margin: {</text:p>
            <text:p text:style-name="P25"><text:s text:c="4"/>top: 3%;</text:p>
            <text:p text:style-name="P25"><text:s text:c="4"/>bottom: 2%;</text:p>
            <text:p text:style-name="P25"><text:s text:c="2"/>}</text:p>
            <text:p text:style-name="P25"/>
            <text:p text:style-name="P25"><text:s text:c="2"/>height: 1px;</text:p>
            <text:p text:style-name="P25"><text:s text:c="2"/>background-color: #222;</text:p>
            <text:p text:style-name="P25"><text:s text:c="2"/>content: '';</text:p>
            <text:p text:style-name="P25">}</text:p>
            <text:p text:style-name="P25"/>
            <text:p text:style-name="P25">.section__title {</text:p>
            <text:p text:style-name="P25"><text:s text:c="2"/>font: 2.3em $fonts;</text:p>
            <text:p text:style-name="P25"><text:s text:c="2"/>margin-bottom: 4%;</text:p>
            <text:p text:style-name="P25">}</text:p>
            <text:p text:style-name="P25"/>
            <text:p text:style-name="P25">.fa-star {</text:p>
            <text:p text:style-name="P25"><text:s text:c="2"/>color: #ecec02;</text:p>
            <text:p text:style-name="P25"><text:s text:c="2"/>cursor: pointer;</text:p>
            <text:p text:style-name="P25">}</text:p>
            <text:p text:style-name="P25"/>
            <text:p text:style-name="P25">// Teacher item</text:p>
            <text:p text:style-name="P25">.teacher {</text:p>
            <text:p text:style-name="P25"><text:s text:c="2"/>display: flex;</text:p>
            <text:p text:style-name="P25"><text:s text:c="2"/>flex-direction: column;</text:p>
            <text:p text:style-name="P25"><text:s text:c="2"/>justify-content: space-between;</text:p>
            <text:p text:style-name="P25"><text:s text:c="2"/>align-items: center;</text:p>
            <text:p text:style-name="P25"><text:s text:c="2"/>position: relative;</text:p>
            <text:p text:style-name="P25"><text:s text:c="2"/>z-index: 1;</text:p>
            <text:p text:style-name="P25"/>
            <text:p text:style-name="P25"><text:s text:c="2"/>.icon-star {</text:p>
            <text:p text:style-name="P25"><text:s text:c="4"/>font-size: 1.2rem;</text:p>
            <text:p text:style-name="P25"><text:s text:c="4"/>position: absolute;</text:p>
            <text:p text:style-name="P25"><text:s text:c="4"/>right: 15%;</text:p>
            <text:p text:style-name="P25"><text:s text:c="4"/>top: 2%;</text:p>
            <text:p text:style-name="P25"><text:s text:c="2"/>}</text:p>
            <text:p text:style-name="P25"/>
            <text:p text:style-name="P25"><text:s text:c="2"/>.far {</text:p>
            <text:p text:style-name="P25"><text:s text:c="4"/>transition: 0.2s;</text:p>
            <text:p text:style-name="P25"><text:s text:c="4"/>opacity: 0;</text:p>
            <text:p text:style-name="P25"><text:s text:c="4"/>color: #f3f37a;</text:p>
            <text:p text:style-name="P25"/>
            <text:p text:style-name="P25"><text:soft-page-break/><text:s text:c="4"/>&amp;:hover {</text:p>
            <text:p text:style-name="P25"><text:s text:c="6"/>opacity: 1;</text:p>
            <text:p text:style-name="P25"><text:s text:c="4"/>}</text:p>
            <text:p text:style-name="P25"><text:s text:c="2"/>}</text:p>
            <text:p text:style-name="P25"/>
            <text:p text:style-name="P25"><text:s text:c="2"/>.teacher__name {</text:p>
            <text:p text:style-name="P25"><text:s text:c="4"/>width: 60%;</text:p>
            <text:p text:style-name="P25"><text:s text:c="4"/>font: 1.5em $fonts;</text:p>
            <text:p text:style-name="P25"><text:s text:c="2"/>}</text:p>
            <text:p text:style-name="P25"/>
            <text:p text:style-name="P25"><text:s text:c="2"/>.teacher__country {</text:p>
            <text:p text:style-name="P25"><text:s text:c="4"/>margin: {</text:p>
            <text:p text:style-name="P25"><text:s text:c="6"/>top: 3%;</text:p>
            <text:p text:style-name="P25"><text:s text:c="6"/>bottom: 20%;</text:p>
            <text:p text:style-name="P25"><text:s text:c="4"/>}</text:p>
            <text:p text:style-name="P25"/>
            <text:p text:style-name="P25"><text:s text:c="4"/>font: 0.7em $fonts;</text:p>
            <text:p text:style-name="P25"><text:s text:c="2"/>}</text:p>
            <text:p text:style-name="P25"/>
            <text:p text:style-name="P25"><text:s text:c="2"/>.teacher__link {</text:p>
            <text:p text:style-name="P25"><text:s text:c="4"/>display: flex;</text:p>
            <text:p text:style-name="P25"><text:s text:c="4"/>align-items: center;</text:p>
            <text:p text:style-name="P25"><text:s text:c="4"/>flex-direction: column;</text:p>
            <text:p text:style-name="P25"><text:s text:c="4"/>text-decoration: none;</text:p>
            <text:p text:style-name="P25"><text:s text:c="4"/>color: #222;</text:p>
            <text:p text:style-name="P25"><text:s text:c="4"/>cursor: pointer;</text:p>
            <text:p text:style-name="P25"/>
            <text:p text:style-name="P25"><text:s text:c="4"/>.teacher__item {</text:p>
            <text:p text:style-name="P25"><text:s text:c="6"/>font: 1.3rem $fonts;</text:p>
            <text:p text:style-name="P25"><text:s text:c="6"/>font-weight: bold;</text:p>
            <text:p text:style-name="P25"><text:s text:c="6"/>display: flex;</text:p>
            <text:p text:style-name="P25"><text:s text:c="6"/>align-items: center;</text:p>
            <text:p text:style-name="P25"><text:s text:c="6"/>justify-content: center;</text:p>
            <text:p text:style-name="P25"><text:s text:c="6"/>color: $sexy-orange;</text:p>
            <text:p text:style-name="P25"><text:s text:c="6"/>width: 110px;</text:p>
            <text:p text:style-name="P25"><text:s text:c="6"/>height: 110px;</text:p>
            <text:p text:style-name="P25"><text:s text:c="6"/>border-radius: 50%;</text:p>
            <text:p text:style-name="P25"><text:s text:c="6"/>border: 4px $border-orange solid;</text:p>
            <text:p text:style-name="P25"><text:s text:c="6"/>overflow: hidden;</text:p>
            <text:p text:style-name="P25"/>
            <text:p text:style-name="P25"><text:s text:c="6"/>.teacher__img {</text:p>
            <text:p text:style-name="P25"><text:s text:c="8"/>width: 105%;</text:p>
            <text:p text:style-name="P25"><text:s text:c="8"/>height: 105%;</text:p>
            <text:p text:style-name="P25"><text:s text:c="8"/>border-radius: 50%;</text:p>
            <text:p text:style-name="P25"><text:s text:c="6"/>}</text:p>
            <text:p text:style-name="P25"/>
            <text:p text:style-name="P25"><text:s text:c="6"/>.teacher__img,</text:p>
            <text:p text:style-name="P25"><text:s text:c="6"/>.teacher__initials {</text:p>
            <text:p text:style-name="P25"><text:s text:c="8"/>transition: 0.6s ease;</text:p>
            <text:p text:style-name="P25"><text:s text:c="8"/>transform: scale(1);</text:p>
            <text:p text:style-name="P25"><text:soft-page-break/><text:s text:c="8"/>user-select: none;</text:p>
            <text:p text:style-name="P25"><text:s text:c="6"/>}</text:p>
            <text:p text:style-name="P25"/>
            <text:p text:style-name="P25"><text:s text:c="6"/>&amp;:hover {</text:p>
            <text:p text:style-name="P25"><text:s text:c="8"/>.teacher__img,</text:p>
            <text:p text:style-name="P25"><text:s text:c="8"/>.teacher__initials {</text:p>
            <text:p text:style-name="P25"><text:s text:c="10"/>transform: scale(1.1);</text:p>
            <text:p text:style-name="P25"><text:s text:c="10"/>color: $hover-orange;</text:p>
            <text:p text:style-name="P25"><text:s text:c="8"/>}</text:p>
            <text:p text:style-name="P25"/>
            <text:p text:style-name="P25"><text:s text:c="8"/>border-color: $hover-orange;</text:p>
            <text:p text:style-name="P25"><text:s text:c="6"/>}</text:p>
            <text:p text:style-name="P25"><text:s text:c="4"/>}</text:p>
            <text:p text:style-name="P25"><text:s text:c="2"/>}</text:p>
            <text:p text:style-name="P25"/>
            <text:p text:style-name="P25"><text:s text:c="2"/>&amp;.teacher--selected .teacher__link .teacher__item {</text:p>
            <text:p text:style-name="P25"><text:s text:c="4"/>.teacher__initials {</text:p>
            <text:p text:style-name="P25"><text:s text:c="6"/>color: $hover-orange;</text:p>
            <text:p text:style-name="P25"><text:s text:c="4"/>}</text:p>
            <text:p text:style-name="P25"/>
            <text:p text:style-name="P25"><text:s text:c="4"/>border-color: $hover-orange;</text:p>
            <text:p text:style-name="P25"><text:s text:c="2"/>}</text:p>
            <text:p text:style-name="P25">}</text:p>
            <text:p text:style-name="P25"/>
            <text:p text:style-name="P25">// I really like to split files, sorry</text:p>
            <text:p text:style-name="P25">@import 'header', 'teachers', 'stats', 'fav', 'about', 'footer', 'popup', 'popup-info', 'popup-form', 'media';</text:p>
          </table:table-cell>
        </table:table-row>
      </table:table>
      <text:p text:style-name="P31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8">fav.scss</text:p>
          </table:table-cell>
        </table:table-row>
        <table:table-row table:style-name="Table7.1">
          <table:table-cell table:style-name="Table7.A1" office:value-type="string">
            <text:p text:style-name="P25">.teacher__list {</text:p>
            <text:p text:style-name="P25"><text:s text:c="2"/>width: 88%;</text:p>
            <text:p text:style-name="P25"><text:s text:c="2"/>display: flex;</text:p>
            <text:p text:style-name="P25"><text:s text:c="2"/>justify-content: space-between;</text:p>
            <text:p text:style-name="P25"><text:s text:c="2"/>margin: auto;</text:p>
            <text:p text:style-name="P25">}</text:p>
            <text:p text:style-name="P25"/>
            <text:p text:style-name="P25">.carousel {</text:p>
            <text:p text:style-name="P25"><text:s text:c="2"/>display: flex;</text:p>
            <text:p text:style-name="P25"><text:s text:c="2"/>width: 88%;</text:p>
            <text:p text:style-name="P25"><text:s text:c="2"/>margin: auto;</text:p>
            <text:p text:style-name="P25">}</text:p>
            <text:p text:style-name="P25"/>
            <text:p text:style-name="P25">.slider {</text:p>
            <text:p text:style-name="P25"><text:s text:c="2"/>background: none;</text:p>
            <text:p text:style-name="P25"><text:s text:c="2"/>color: inherit;</text:p>
            <text:p text:style-name="P25"><text:s text:c="2"/>border: none;</text:p>
            <text:p text:style-name="P25"><text:s text:c="2"/>padding: 0;</text:p>
            <text:p text:style-name="P25"><text:s text:c="2"/>font: inherit;</text:p>
            <text:p text:style-name="P25"><text:s text:c="2"/>cursor: pointer;</text:p>
            <text:p text:style-name="P25"><text:soft-page-break/><text:s text:c="2"/>outline: inherit;</text:p>
            <text:p text:style-name="P25"/>
            <text:p text:style-name="P25"><text:s text:c="2"/>.slider__icon {</text:p>
            <text:p text:style-name="P25"><text:s text:c="4"/>color: #888;</text:p>
            <text:p text:style-name="P25"><text:s text:c="4"/>font-size: 5rem;</text:p>
            <text:p text:style-name="P25"><text:s text:c="4"/>cursor: pointer;</text:p>
            <text:p text:style-name="P25"/>
            <text:p text:style-name="P25"><text:s text:c="4"/>&amp;:hover {</text:p>
            <text:p text:style-name="P25"><text:s text:c="6"/>color: #000;</text:p>
            <text:p text:style-name="P25"><text:s text:c="4"/>}</text:p>
            <text:p text:style-name="P25"><text:s text:c="2"/>}</text:p>
            <text:p text:style-name="P25">}</text:p>
          </table:table-cell>
        </table:table-row>
      </table:table>
      <text:p text:style-name="P20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8">footer.scss</text:p>
          </table:table-cell>
        </table:table-row>
        <table:table-row table:style-name="Table5.1">
          <table:table-cell table:style-name="Table5.A1" office:value-type="string">
            <text:p text:style-name="P24">.footer {</text:p>
            <text:p text:style-name="P24"><text:s text:c="2"/>display: flex;</text:p>
            <text:p text:style-name="P24"><text:s text:c="2"/>justify-content: space-between;</text:p>
            <text:p text:style-name="P24"><text:s text:c="2"/>padding-bottom: 3%;</text:p>
            <text:p text:style-name="P24"/>
            <text:p text:style-name="P24"><text:s text:c="2"/>.footer__menu {</text:p>
            <text:p text:style-name="P24"><text:s text:c="4"/>display: flex;</text:p>
            <text:p text:style-name="P24"><text:s text:c="4"/>justify-content: space-between;</text:p>
            <text:p text:style-name="P24"><text:s text:c="4"/>min-width: 500px;</text:p>
            <text:p text:style-name="P24"/>
            <text:p text:style-name="P24"><text:s text:c="4"/>.footer__nav-link {</text:p>
            <text:p text:style-name="P24"><text:s text:c="6"/>text-decoration: none;</text:p>
            <text:p text:style-name="P24"><text:s text:c="6"/>color: $sexy-blue;</text:p>
            <text:p text:style-name="P24"><text:s text:c="6"/>font: 1.8em $fonts;</text:p>
            <text:p text:style-name="P24"/>
            <text:p text:style-name="P24"><text:s text:c="6"/>&amp;:hover {</text:p>
            <text:p text:style-name="P24"><text:s text:c="8"/>color: $hover-blue;</text:p>
            <text:p text:style-name="P24"><text:s text:c="6"/>}</text:p>
            <text:p text:style-name="P24"><text:s text:c="4"/>}</text:p>
            <text:p text:style-name="P24"><text:s text:c="2"/>}</text:p>
            <text:p text:style-name="P24">}</text:p>
          </table:table-cell>
        </table:table-row>
      </table:table>
      <text:p text:style-name="P20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8">header.scss</text:p>
          </table:table-cell>
        </table:table-row>
        <table:table-row table:style-name="Table8.1">
          <table:table-cell table:style-name="Table8.A1" office:value-type="string">
            <text:p text:style-name="P25">@import 'animations';</text:p>
            <text:p text:style-name="P25"/>
            <text:p text:style-name="P25">.header {</text:p>
            <text:p text:style-name="P25"><text:s text:c="2"/>.header__form,</text:p>
            <text:p text:style-name="P25"><text:s text:c="2"/>.header__menu {</text:p>
            <text:p text:style-name="P25"><text:s text:c="4"/>display: flex;</text:p>
            <text:p text:style-name="P25"><text:s text:c="4"/>flex-wrap: wrap;</text:p>
            <text:p text:style-name="P25"><text:s text:c="4"/>justify-content: space-between;</text:p>
            <text:p text:style-name="P25"><text:s text:c="2"/>}</text:p>
            <text:p text:style-name="P25"><text:soft-page-break/></text:p>
            <text:p text:style-name="P25"><text:s text:c="2"/>.header__form {</text:p>
            <text:p text:style-name="P25"><text:s text:c="4"/>.header__logo-link {</text:p>
            <text:p text:style-name="P25"><text:s text:c="6"/>text-decoration: none;</text:p>
            <text:p text:style-name="P25"><text:s text:c="6"/>color: #fff;</text:p>
            <text:p text:style-name="P25"><text:s text:c="6"/>font-family: 'Playfair Display', Georgia, serif;</text:p>
            <text:p text:style-name="P25"><text:s text:c="6"/>font-size: 2.5rem;</text:p>
            <text:p text:style-name="P25"><text:s text:c="6"/>font-weight: 900;</text:p>
            <text:p text:style-name="P25"><text:s text:c="6"/>letter-spacing: 0.05em;</text:p>
            <text:p text:style-name="P25"><text:s text:c="6"/>text-shadow: -0.04em -0.016em $sexy-orange, 0.04em 0.016em #000;</text:p>
            <text:p text:style-name="P25"><text:s text:c="6"/>margin: 0;</text:p>
            <text:p text:style-name="P25"><text:s text:c="6"/>transition: 0.3s;</text:p>
            <text:p text:style-name="P25"><text:s text:c="6"/>animation: logo-back 0.7s linear;</text:p>
            <text:p text:style-name="P25"/>
            <text:p text:style-name="P25"><text:s text:c="6"/>&amp;:hover {</text:p>
            <text:p text:style-name="P25"><text:s text:c="8"/>animation: logo 0.7s ease infinite alternate;</text:p>
            <text:p text:style-name="P25"><text:s text:c="6"/>}</text:p>
            <text:p text:style-name="P25"><text:s text:c="4"/>}</text:p>
            <text:p text:style-name="P25"/>
            <text:p text:style-name="P25"><text:s text:c="4"/>padding-top: 3%;</text:p>
            <text:p text:style-name="P25"><text:s text:c="4"/>align-items: center;</text:p>
            <text:p text:style-name="P25"><text:s text:c="4"/>padding-bottom: 5%;</text:p>
            <text:p text:style-name="P25"/>
            <text:p text:style-name="P25"><text:s text:c="4"/>.header__search {</text:p>
            <text:p text:style-name="P25"><text:s text:c="6"/>display: flex;</text:p>
            <text:p text:style-name="P25"><text:s text:c="6"/>align-items: stretch;</text:p>
            <text:p text:style-name="P25"/>
            <text:p text:style-name="P25"><text:s text:c="6"/>.header__input {</text:p>
            <text:p text:style-name="P25"><text:s text:c="8"/>margin-right: 20px;</text:p>
            <text:p text:style-name="P25"><text:s text:c="8"/>border-radius: 3px;</text:p>
            <text:p text:style-name="P25"><text:s text:c="8"/>border: 2px #767676 solid;</text:p>
            <text:p text:style-name="P25"><text:s text:c="8"/>padding-left: 15px;</text:p>
            <text:p text:style-name="P25"><text:s text:c="6"/>}</text:p>
            <text:p text:style-name="P25"/>
            <text:p text:style-name="P25"><text:s text:c="6"/>.header__button {</text:p>
            <text:p text:style-name="P25"><text:s text:c="8"/>padding: 10px 20px;</text:p>
            <text:p text:style-name="P25"><text:s text:c="6"/>}</text:p>
            <text:p text:style-name="P25"><text:s text:c="4"/>}</text:p>
            <text:p text:style-name="P25"><text:s text:c="2"/>}</text:p>
            <text:p text:style-name="P25"/>
            <text:p text:style-name="P25"><text:s text:c="2"/>.header__menu .header__nav {</text:p>
            <text:p text:style-name="P25"><text:s text:c="4"/>display: flex;</text:p>
            <text:p text:style-name="P25"><text:s text:c="4"/>justify-content: space-between;</text:p>
            <text:p text:style-name="P25"><text:s text:c="4"/>min-width: 400px;</text:p>
            <text:p text:style-name="P25"/>
            <text:p text:style-name="P25"><text:s text:c="4"/>.header__nav-link {</text:p>
            <text:p text:style-name="P25"><text:s text:c="6"/>text-decoration: none;</text:p>
            <text:p text:style-name="P25"><text:s text:c="6"/>color: $sexy-orange;</text:p>
            <text:p text:style-name="P25"><text:s text:c="6"/>font: 1.4em $fonts;</text:p>
            <text:p text:style-name="P25"/>
            <text:p text:style-name="P25"><text:soft-page-break/><text:s text:c="6"/>&amp;:hover {</text:p>
            <text:p text:style-name="P25"><text:s text:c="8"/>color: $hover-orange;</text:p>
            <text:p text:style-name="P25"><text:s text:c="6"/>}</text:p>
            <text:p text:style-name="P25"><text:s text:c="4"/>}</text:p>
            <text:p text:style-name="P25"><text:s text:c="2"/>}</text:p>
            <text:p text:style-name="P25">}</text:p>
          </table:table-cell>
        </table:table-row>
      </table:table>
      <text:p text:style-name="P34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8">media.scss</text:p>
          </table:table-cell>
        </table:table-row>
        <table:table-row table:style-name="Table9.1">
          <table:table-cell table:style-name="Table9.A1" office:value-type="string">
            <text:p text:style-name="P25">@media only screen and (max-width: 768px) {</text:p>
            <text:p text:style-name="P25"><text:s text:c="2"/>body {</text:p>
            <text:p text:style-name="P25"><text:s text:c="4"/>box-shadow: unset;</text:p>
            <text:p text:style-name="P25"><text:s text:c="2"/>}</text:p>
            <text:p text:style-name="P25"/>
            <text:p text:style-name="P25"><text:s text:c="2"/>.header__form,</text:p>
            <text:p text:style-name="P25"><text:s text:c="2"/>.header__menu,</text:p>
            <text:p text:style-name="P25"><text:s text:c="2"/>.header__search,</text:p>
            <text:p text:style-name="P25"><text:s text:c="2"/>.header__nav {</text:p>
            <text:p text:style-name="P25"><text:s text:c="4"/>flex-direction: column;</text:p>
            <text:p text:style-name="P25"><text:s text:c="4"/>justify-content: flex-start;</text:p>
            <text:p text:style-name="P25"><text:s text:c="4"/>align-items: center;</text:p>
            <text:p text:style-name="P25"><text:s text:c="4"/>text-align: left;</text:p>
            <text:p text:style-name="P25"><text:s text:c="2"/>}</text:p>
            <text:p text:style-name="P25"/>
            <text:p text:style-name="P25"><text:s text:c="2"/>.search-header .search-input {</text:p>
            <text:p text:style-name="P25"><text:s text:c="4"/>margin-bottom: 5%;</text:p>
            <text:p text:style-name="P25"><text:s text:c="2"/>}</text:p>
            <text:p text:style-name="P25"/>
            <text:p text:style-name="P25"><text:s text:c="2"/>.teacher__list {</text:p>
            <text:p text:style-name="P25"><text:s text:c="4"/>overflow-x: scroll;</text:p>
            <text:p text:style-name="P25"><text:s text:c="2"/>}</text:p>
            <text:p text:style-name="P25"/>
            <text:p text:style-name="P25"><text:s text:c="2"/>.slider {</text:p>
            <text:p text:style-name="P25"><text:s text:c="4"/>display: none;</text:p>
            <text:p text:style-name="P25"><text:s text:c="2"/>}</text:p>
            <text:p text:style-name="P25"/>
            <text:p text:style-name="P25"><text:s text:c="2"/>.footer {</text:p>
            <text:p text:style-name="P25"><text:s text:c="4"/>min-width: unset;</text:p>
            <text:p text:style-name="P25"><text:s text:c="4"/>height: 2%;</text:p>
            <text:p text:style-name="P25"><text:s text:c="4"/>align-items: left;</text:p>
            <text:p text:style-name="P25"><text:s text:c="4"/>justify-content: flex-end;</text:p>
            <text:p text:style-name="P25"><text:s text:c="2"/>}</text:p>
            <text:p text:style-name="P25">}</text:p>
          </table:table-cell>
        </table:table-row>
      </table:table>
      <text:p text:style-name="P34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8">popup-form.scss</text:p>
          </table:table-cell>
        </table:table-row>
        <table:table-row table:style-name="Table10.1">
          <table:table-cell table:style-name="Table10.A1" office:value-type="string">
            <text:p text:style-name="P25">.popup-form__window {</text:p>
            <text:p text:style-name="P25"><text:soft-page-break/><text:s text:c="2"/>margin: 40px auto;</text:p>
            <text:p text:style-name="P25"><text:s text:c="2"/>padding: 2% 3%;</text:p>
            <text:p text:style-name="P25"><text:s text:c="2"/>width: 400px;</text:p>
            <text:p text:style-name="P25"><text:s text:c="2"/>max-height: 80%;</text:p>
            <text:p text:style-name="P25"><text:s text:c="2"/>font: 1em $fonts;</text:p>
            <text:p text:style-name="P25"/>
            <text:p text:style-name="P25"><text:s text:c="2"/>.popup__close {</text:p>
            <text:p text:style-name="P25"><text:s text:c="4"/>top: 4%;</text:p>
            <text:p text:style-name="P25"><text:s text:c="4"/>right: 6%;</text:p>
            <text:p text:style-name="P25"><text:s text:c="2"/>}</text:p>
            <text:p text:style-name="P25"/>
            <text:p text:style-name="P25"><text:s text:c="2"/>.popup-form__content {</text:p>
            <text:p text:style-name="P25"><text:s text:c="4"/>display: flex;</text:p>
            <text:p text:style-name="P25"><text:s text:c="4"/>flex-direction: column;</text:p>
            <text:p text:style-name="P25"><text:s text:c="4"/>padding: 5% 7%;</text:p>
            <text:p text:style-name="P25"><text:s text:c="4"/>text-align: left;</text:p>
            <text:p text:style-name="P25"/>
            <text:p text:style-name="P25"><text:s text:c="4"/>.popup-form__label,</text:p>
            <text:p text:style-name="P25"><text:s text:c="4"/>.popup-form__input,</text:p>
            <text:p text:style-name="P25"><text:s text:c="4"/>.popup-form__select {</text:p>
            <text:p text:style-name="P25"><text:s text:c="6"/>margin-bottom: 3%;</text:p>
            <text:p text:style-name="P25"><text:s text:c="6"/>height: 25px;</text:p>
            <text:p text:style-name="P25"><text:s text:c="4"/>}</text:p>
            <text:p text:style-name="P25"/>
            <text:p text:style-name="P25"><text:s text:c="4"/>.popup-form__input {</text:p>
            <text:p text:style-name="P25"><text:s text:c="6"/>-moz-appearance: textfield;</text:p>
            <text:p text:style-name="P25"/>
            <text:p text:style-name="P25"><text:s text:c="6"/>&amp;::-webkit-outer-spin-button,</text:p>
            <text:p text:style-name="P25"><text:s text:c="6"/>&amp;::-webkit-inner-spin-button {</text:p>
            <text:p text:style-name="P25"><text:s text:c="8"/>-webkit-appearance: none;</text:p>
            <text:p text:style-name="P25"><text:s text:c="8"/>margin: 0;</text:p>
            <text:p text:style-name="P25"><text:s text:c="6"/>}</text:p>
            <text:p text:style-name="P25"><text:s text:c="4"/>}</text:p>
            <text:p text:style-name="P25"/>
            <text:p text:style-name="P25"><text:s text:c="4"/>.popup-form__gender .popup-form__gender-pick {</text:p>
            <text:p text:style-name="P25"><text:s text:c="6"/>display: flex;</text:p>
            <text:p text:style-name="P25"><text:s text:c="6"/>justify-content: space-between;</text:p>
            <text:p text:style-name="P25"><text:s text:c="6"/>flex-basis: 50%;</text:p>
            <text:p text:style-name="P25"><text:s text:c="4"/>}</text:p>
            <text:p text:style-name="P25"/>
            <text:p text:style-name="P25"><text:s text:c="4"/>.popup-form__color .popup-form__color-pick {</text:p>
            <text:p text:style-name="P25"><text:s text:c="6"/>display: flex;</text:p>
            <text:p text:style-name="P25"><text:s text:c="6"/>justify-content: space-between;</text:p>
            <text:p text:style-name="P25"><text:s text:c="6"/>flex-basis: 35%;</text:p>
            <text:p text:style-name="P25"/>
            <text:p text:style-name="P25"><text:s text:c="6"/>.icon-palette {</text:p>
            <text:p text:style-name="P25"><text:s text:c="8"/>color: $sexy-orange;</text:p>
            <text:p text:style-name="P25"><text:s text:c="6"/>}</text:p>
            <text:p text:style-name="P25"><text:s text:c="4"/>}</text:p>
            <text:p text:style-name="P25"/>
            <text:p text:style-name="P25"><text:soft-page-break/><text:s text:c="4"/>.popup-form__gender,</text:p>
            <text:p text:style-name="P25"><text:s text:c="4"/>.popup-form__color {</text:p>
            <text:p text:style-name="P25"><text:s text:c="6"/>display: flex;</text:p>
            <text:p text:style-name="P25"><text:s text:c="6"/>justify-content: space-between;</text:p>
            <text:p text:style-name="P25"><text:s text:c="6"/>flex-direction: row;</text:p>
            <text:p text:style-name="P25"><text:s text:c="4"/>}</text:p>
            <text:p text:style-name="P25"/>
            <text:p text:style-name="P25"><text:s text:c="4"/>.popup-form__submit {</text:p>
            <text:p text:style-name="P25"><text:s text:c="6"/>margin-top: 5%;</text:p>
            <text:p text:style-name="P25"><text:s text:c="6"/>padding: {</text:p>
            <text:p text:style-name="P25"><text:s text:c="8"/>top: 4%;</text:p>
            <text:p text:style-name="P25"><text:s text:c="8"/>bottom: 4%;</text:p>
            <text:p text:style-name="P25"><text:s text:c="6"/>}</text:p>
            <text:p text:style-name="P25"/>
            <text:p text:style-name="P25"><text:s text:c="6"/>font: 2em $fonts;</text:p>
            <text:p text:style-name="P25"><text:s text:c="6"/>font-weight: bold;</text:p>
            <text:p text:style-name="P25"><text:s text:c="6"/>background-color: #fff;</text:p>
            <text:p text:style-name="P25"><text:s text:c="6"/>color: $sexy-orange;</text:p>
            <text:p text:style-name="P25"><text:s text:c="6"/>border: 2px solid $sexy-orange;</text:p>
            <text:p text:style-name="P25"/>
            <text:p text:style-name="P25"><text:s text:c="6"/>&amp;:hover {</text:p>
            <text:p text:style-name="P25"><text:s text:c="8"/>color: #fff;</text:p>
            <text:p text:style-name="P25"><text:s text:c="8"/>background-color: $hover-orange;</text:p>
            <text:p text:style-name="P25"><text:s text:c="8"/>border-color: $hover-orange;</text:p>
            <text:p text:style-name="P25"><text:s text:c="6"/>}</text:p>
            <text:p text:style-name="P25"><text:s text:c="4"/>}</text:p>
            <text:p text:style-name="P25"><text:s text:c="2"/>}</text:p>
            <text:p text:style-name="P25">}</text:p>
          </table:table-cell>
        </table:table-row>
      </table:table>
      <text:p text:style-name="P34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8">popup-info.scss</text:p>
          </table:table-cell>
        </table:table-row>
        <table:table-row table:style-name="Table11.1">
          <table:table-cell table:style-name="Table11.A1" office:value-type="string">
            <text:p text:style-name="P25">.popup-info__window {</text:p>
            <text:p text:style-name="P25"><text:s text:c="2"/>padding: 2% 5%;</text:p>
            <text:p text:style-name="P25"><text:s text:c="2"/>width: 60%;</text:p>
            <text:p text:style-name="P25"><text:s text:c="2"/>max-height: 80%;</text:p>
            <text:p text:style-name="P25"><text:s text:c="2"/>text-align: left;</text:p>
            <text:p text:style-name="P25"/>
            <text:p text:style-name="P25"><text:s text:c="2"/>.popup__close {</text:p>
            <text:p text:style-name="P25"><text:s text:c="4"/>top: 8%;</text:p>
            <text:p text:style-name="P25"><text:s text:c="4"/>right: 4%;</text:p>
            <text:p text:style-name="P25"><text:s text:c="2"/>}</text:p>
            <text:p text:style-name="P25"/>
            <text:p text:style-name="P25"><text:s text:c="2"/>.popup-info__card {</text:p>
            <text:p text:style-name="P25"><text:s text:c="4"/>display: flex;</text:p>
            <text:p text:style-name="P25"><text:s text:c="4"/>flex-basis: 100%;</text:p>
            <text:p text:style-name="P25"><text:s text:c="4"/>margin-bottom: 4%;</text:p>
            <text:p text:style-name="P25"/>
            <text:p text:style-name="P25"><text:s text:c="4"/>.popup-info__card-img {</text:p>
            <text:p text:style-name="P25"><text:s text:c="6"/>width: 42%;</text:p>
            <text:p text:style-name="P25"><text:soft-page-break/><text:s text:c="6"/>height: 100%;</text:p>
            <text:p text:style-name="P25"><text:s text:c="6"/>max-width: 300px;</text:p>
            <text:p text:style-name="P25"><text:s text:c="6"/>margin-right: 4%;</text:p>
            <text:p text:style-name="P25"><text:s text:c="4"/>}</text:p>
            <text:p text:style-name="P25"/>
            <text:p text:style-name="P25"><text:s text:c="4"/>.popup-info__card-info {</text:p>
            <text:p text:style-name="P25"><text:s text:c="6"/>width: 50%;</text:p>
            <text:p text:style-name="P25"/>
            <text:p text:style-name="P25"><text:s text:c="6"/>.popup-info__name-star {</text:p>
            <text:p text:style-name="P25"><text:s text:c="8"/>display: flex;</text:p>
            <text:p text:style-name="P25"><text:s text:c="8"/>flex-direction: row;</text:p>
            <text:p text:style-name="P25"><text:s text:c="8"/>justify-content: space-between;</text:p>
            <text:p text:style-name="P25"/>
            <text:p text:style-name="P25"><text:s text:c="8"/>.popup-info__fullname {</text:p>
            <text:p text:style-name="P25"><text:s text:c="10"/>font: 2em $fonts;</text:p>
            <text:p text:style-name="P25"><text:s text:c="8"/>}</text:p>
            <text:p text:style-name="P25"/>
            <text:p text:style-name="P25"><text:s text:c="8"/>.icon-star {</text:p>
            <text:p text:style-name="P25"><text:s text:c="10"/>font-size: 2rem;</text:p>
            <text:p text:style-name="P25"><text:s text:c="8"/>}</text:p>
            <text:p text:style-name="P25"><text:s text:c="6"/>}</text:p>
            <text:p text:style-name="P25"/>
            <text:p text:style-name="P25"><text:s text:c="6"/>.popup-info__card-fields {</text:p>
            <text:p text:style-name="P25"><text:s text:c="8"/>display: flex;</text:p>
            <text:p text:style-name="P25"><text:s text:c="8"/>flex-direction: column;</text:p>
            <text:p text:style-name="P25"><text:s text:c="8"/>margin-top: 15%;</text:p>
            <text:p text:style-name="P25"/>
            <text:p text:style-name="P25"><text:s text:c="8"/>.popup-info__field {</text:p>
            <text:p text:style-name="P25"><text:s text:c="10"/>font: 1.2em $fonts;</text:p>
            <text:p text:style-name="P25"><text:s text:c="10"/>height: 100%;</text:p>
            <text:p text:style-name="P25"><text:s text:c="10"/>margin: {</text:p>
            <text:p text:style-name="P25"><text:s text:c="12"/>bottom: 2%;</text:p>
            <text:p text:style-name="P25"><text:s text:c="10"/>}</text:p>
            <text:p text:style-name="P25"/>
            <text:p text:style-name="P25"><text:s text:c="10"/>text-decoration: none;</text:p>
            <text:p text:style-name="P25"><text:s text:c="8"/>}</text:p>
            <text:p text:style-name="P25"><text:s text:c="6"/>}</text:p>
            <text:p text:style-name="P25"><text:s text:c="4"/>}</text:p>
            <text:p text:style-name="P25"><text:s text:c="2"/>}</text:p>
            <text:p text:style-name="P25"/>
            <text:p text:style-name="P25"><text:s text:c="2"/>.popup-info__map {</text:p>
            <text:p text:style-name="P25"><text:s text:c="4"/>.popup-info__map-summary {</text:p>
            <text:p text:style-name="P25"><text:s text:c="6"/>margin-top: 1%;</text:p>
            <text:p text:style-name="P25"><text:s text:c="6"/>text-align: left;</text:p>
            <text:p text:style-name="P25"><text:s text:c="6"/>list-style: none;</text:p>
            <text:p text:style-name="P25"><text:s text:c="6"/>color: $sexy-blue;</text:p>
            <text:p text:style-name="P25"><text:s text:c="6"/>text-decoration: dashed underline;</text:p>
            <text:p text:style-name="P25"><text:s text:c="6"/>cursor: pointer;</text:p>
            <text:p text:style-name="P25"/>
            <text:p text:style-name="P25"><text:s text:c="6"/>&amp;::-webkit-details-marker {</text:p>
            <text:p text:style-name="P25"><text:soft-page-break/><text:s text:c="8"/>display: none;</text:p>
            <text:p text:style-name="P25"><text:s text:c="6"/>}</text:p>
            <text:p text:style-name="P25"/>
            <text:p text:style-name="P25"><text:s text:c="6"/>&amp;:hover {</text:p>
            <text:p text:style-name="P25"><text:s text:c="8"/>color: $hover-blue;</text:p>
            <text:p text:style-name="P25"><text:s text:c="6"/>}</text:p>
            <text:p text:style-name="P25"><text:s text:c="4"/>}</text:p>
            <text:p text:style-name="P25"/>
            <text:p text:style-name="P25"><text:s text:c="4"/>.popup-info__map-item {</text:p>
            <text:p text:style-name="P25"><text:s text:c="6"/>width: 100%;</text:p>
            <text:p text:style-name="P25"><text:s text:c="6"/>height: 300px;</text:p>
            <text:p text:style-name="P25"><text:s text:c="4"/>}</text:p>
            <text:p text:style-name="P25"><text:s text:c="2"/>}</text:p>
            <text:p text:style-name="P25">}</text:p>
          </table:table-cell>
        </table:table-row>
      </table:table>
      <text:p text:style-name="P34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8">popup.scss</text:p>
          </table:table-cell>
        </table:table-row>
        <table:table-row table:style-name="Table12.1">
          <table:table-cell table:style-name="Table12.A1" office:value-type="string">
            <text:p text:style-name="P25">.blur {</text:p>
            <text:p text:style-name="P25"><text:s text:c="2"/>filter: blur(5px);</text:p>
            <text:p text:style-name="P25">}</text:p>
            <text:p text:style-name="P25"/>
            <text:p text:style-name="P25">.noscroll {</text:p>
            <text:p text:style-name="P25"><text:s text:c="2"/>overflow: hidden;</text:p>
            <text:p text:style-name="P25">}</text:p>
            <text:p text:style-name="P25"/>
            <text:p text:style-name="P25">.popup--hidden {</text:p>
            <text:p text:style-name="P25"><text:s text:c="2"/>display: none;</text:p>
            <text:p text:style-name="P25">}</text:p>
            <text:p text:style-name="P25"/>
            <text:p text:style-name="P25">.popup--shown {</text:p>
            <text:p text:style-name="P25"><text:s text:c="2"/>display: flex;</text:p>
            <text:p text:style-name="P25">}</text:p>
            <text:p text:style-name="P25"/>
            <text:p text:style-name="P25">.overlay {</text:p>
            <text:p text:style-name="P25"><text:s text:c="2"/>justify-content: center;</text:p>
            <text:p text:style-name="P25"><text:s text:c="2"/>align-items: center;</text:p>
            <text:p text:style-name="P25"><text:s text:c="2"/>z-index: 2;</text:p>
            <text:p text:style-name="P25"><text:s text:c="2"/>position: fixed;</text:p>
            <text:p text:style-name="P25"><text:s text:c="2"/>top: 0;</text:p>
            <text:p text:style-name="P25"><text:s text:c="2"/>bottom: 0;</text:p>
            <text:p text:style-name="P25"><text:s text:c="2"/>left: 0;</text:p>
            <text:p text:style-name="P25"><text:s text:c="2"/>right: 0;</text:p>
            <text:p text:style-name="P25"><text:s text:c="2"/>// background-color: rgba(0, 0, 0, 0.4); /* Black w/ opacity */</text:p>
            <text:p text:style-name="P25"><text:s text:c="2"/>transition: 0.5s;</text:p>
            <text:p text:style-name="P25"><text:s text:c="2"/>padding: auto;</text:p>
            <text:p text:style-name="P25">}</text:p>
            <text:p text:style-name="P25"/>
            <text:p text:style-name="P25">.section__title {</text:p>
            <text:p text:style-name="P25"><text:s text:c="2"/>font: 2.8rem $fonts;</text:p>
            <text:p text:style-name="P25"><text:soft-page-break/><text:s text:c="2"/>width: 100%;</text:p>
            <text:p text:style-name="P25"><text:s text:c="2"/>margin: {</text:p>
            <text:p text:style-name="P25"><text:s text:c="4"/>top: 2%;</text:p>
            <text:p text:style-name="P25"><text:s text:c="4"/>bottom: 5%;</text:p>
            <text:p text:style-name="P25"><text:s text:c="2"/>}</text:p>
            <text:p text:style-name="P25">}</text:p>
            <text:p text:style-name="P25"/>
            <text:p text:style-name="P25">.popup {</text:p>
            <text:p text:style-name="P25"><text:s text:c="2"/>position: relative;</text:p>
            <text:p text:style-name="P25"><text:s text:c="2"/>box-shadow: 0 0 8px #000;</text:p>
            <text:p text:style-name="P25"><text:s text:c="2"/>background: #fff;</text:p>
            <text:p text:style-name="P25"><text:s text:c="2"/>border-radius: 5px;</text:p>
            <text:p text:style-name="P25"><text:s text:c="2"/>transition: all 0.5s ease;</text:p>
            <text:p text:style-name="P25"><text:s text:c="2"/>display: flex;</text:p>
            <text:p text:style-name="P25"><text:s text:c="2"/>flex-direction: column;</text:p>
            <text:p text:style-name="P25"><text:s text:c="2"/>overflow-y: scroll;</text:p>
            <text:p text:style-name="P25"><text:s text:c="2"/>-ms-overflow-style: none; <text:s/>/* IE and Edge */</text:p>
            <text:p text:style-name="P25"><text:s text:c="2"/>scrollbar-width: none; <text:s/>/* Firefox */</text:p>
            <text:p text:style-name="P25"/>
            <text:p text:style-name="P25"><text:s text:c="2"/>&amp;::-webkit-scrollbar {</text:p>
            <text:p text:style-name="P25"><text:s text:c="4"/>display: none;</text:p>
            <text:p text:style-name="P25"><text:s text:c="2"/>}</text:p>
            <text:p text:style-name="P25"/>
            <text:p text:style-name="P25"><text:s text:c="2"/>p {</text:p>
            <text:p text:style-name="P25"><text:s text:c="4"/>text-align: left;</text:p>
            <text:p text:style-name="P25"><text:s text:c="2"/>}</text:p>
            <text:p text:style-name="P25"/>
            <text:p text:style-name="P25"><text:s text:c="2"/>.popup__close {</text:p>
            <text:p text:style-name="P25"><text:s text:c="4"/>background: none;</text:p>
            <text:p text:style-name="P25"><text:s text:c="4"/>border: none;</text:p>
            <text:p text:style-name="P25"><text:s text:c="4"/>padding: 0;</text:p>
            <text:p text:style-name="P25"><text:s text:c="4"/>outline: inherit;</text:p>
            <text:p text:style-name="P25"><text:s text:c="4"/>cursor: pointer;</text:p>
            <text:p text:style-name="P25"><text:s text:c="4"/>position: absolute;</text:p>
            <text:p text:style-name="P25"><text:s text:c="4"/>transition: all 200ms;</text:p>
            <text:p text:style-name="P25"><text:s text:c="4"/>font-weight: bold;</text:p>
            <text:p text:style-name="P25"><text:s text:c="4"/>text-decoration: none;</text:p>
            <text:p text:style-name="P25"><text:s text:c="4"/>color: #333;</text:p>
            <text:p text:style-name="P25"/>
            <text:p text:style-name="P25"><text:s text:c="4"/>&amp;:hover {</text:p>
            <text:p text:style-name="P25"><text:s text:c="6"/>color: #000;</text:p>
            <text:p text:style-name="P25"><text:s text:c="4"/>}</text:p>
            <text:p text:style-name="P25"><text:s text:c="2"/>}</text:p>
            <text:p text:style-name="P25">}</text:p>
            <text:p text:style-name="P25"/>
            <text:p text:style-name="P25">.star-wrap {</text:p>
            <text:p text:style-name="P25"><text:s text:c="2"/>display: flex;</text:p>
            <text:p text:style-name="P25"><text:s text:c="2"/>justify-content: space-between;</text:p>
            <text:p text:style-name="P25">}</text:p>
          </table:table-cell>
        </table:table-row>
      </table:table>
      <text:p text:style-name="P34"/>
      <table:table table:name="Table13" table:style-name="Table13">
        <table:table-column table:style-name="Table13.A"/>
        <text:soft-page-break/>
        <table:table-row table:style-name="Table13.1">
          <table:table-cell table:style-name="Table13.A1" office:value-type="string">
            <text:p text:style-name="P28">stats.scss</text:p>
          </table:table-cell>
        </table:table-row>
        <table:table-row table:style-name="Table13.1">
          <table:table-cell table:style-name="Table13.A1" office:value-type="string">
            <text:p text:style-name="P25">.stats-table {</text:p>
            <text:p text:style-name="P25"><text:s text:c="2"/>width: 100%;</text:p>
            <text:p text:style-name="P25"><text:s text:c="2"/>border-collapse: separate;</text:p>
            <text:p text:style-name="P25"/>
            <text:p text:style-name="P25"><text:s text:c="2"/>.first-col {</text:p>
            <text:p text:style-name="P25"><text:s text:c="4"/>text-align: left;</text:p>
            <text:p text:style-name="P25"><text:s text:c="4"/>padding-left: 5%;</text:p>
            <text:p text:style-name="P25"><text:s text:c="2"/>}</text:p>
            <text:p text:style-name="P25"/>
            <text:p text:style-name="P25"><text:s text:c="2"/>th {</text:p>
            <text:p text:style-name="P25"><text:s text:c="4"/>border-bottom: 1px #000 solid;</text:p>
            <text:p text:style-name="P25"><text:s text:c="4"/>padding: 16px 15px;</text:p>
            <text:p text:style-name="P25"><text:s text:c="4"/>text-align: center;</text:p>
            <text:p text:style-name="P25"/>
            <text:p text:style-name="P25"><text:s text:c="4"/>&amp;:hover {</text:p>
            <text:p text:style-name="P25"><text:s text:c="6"/>padding-bottom: 12px;</text:p>
            <text:p text:style-name="P25"><text:s text:c="6"/>border-bottom: 5px #000 solid;</text:p>
            <text:p text:style-name="P25"><text:s text:c="6"/>background-color: #fafafa;</text:p>
            <text:p text:style-name="P25"><text:s text:c="4"/>}</text:p>
            <text:p text:style-name="P25"><text:s text:c="2"/>}</text:p>
            <text:p text:style-name="P25"/>
            <text:p text:style-name="P25"><text:s text:c="2"/>td {</text:p>
            <text:p text:style-name="P25"><text:s text:c="4"/>width: 25%;</text:p>
            <text:p text:style-name="P25"><text:s text:c="4"/>padding: 1% 0;</text:p>
            <text:p text:style-name="P25"><text:s text:c="4"/>text-align: center;</text:p>
            <text:p text:style-name="P25"><text:s text:c="2"/>}</text:p>
            <text:p text:style-name="P25"/>
            <text:p text:style-name="P25"><text:s text:c="2"/>tr:nth-child(even) {</text:p>
            <text:p text:style-name="P25"><text:s text:c="4"/>background-color: #f9f5f9;</text:p>
            <text:p text:style-name="P25"><text:s text:c="2"/>}</text:p>
            <text:p text:style-name="P25">}</text:p>
            <text:p text:style-name="P25"/>
            <text:p text:style-name="P25">.page-nav {</text:p>
            <text:p text:style-name="P25"><text:s text:c="2"/>display: flex;</text:p>
            <text:p text:style-name="P25"><text:s text:c="2"/>justify-content: space-evenly;</text:p>
            <text:p text:style-name="P25"><text:s text:c="2"/>margin-top: 3%;</text:p>
            <text:p text:style-name="P25"><text:s text:c="2"/>width: 18%;</text:p>
            <text:p text:style-name="P25"/>
            <text:p text:style-name="P25"><text:s text:c="2"/>.table-page {</text:p>
            <text:p text:style-name="P25"><text:s text:c="4"/>text-decoration: none;</text:p>
            <text:p text:style-name="P25"><text:s text:c="4"/>color: $sexy-blue;</text:p>
            <text:p text:style-name="P25"/>
            <text:p text:style-name="P25"><text:s text:c="4"/>&amp;:hover {</text:p>
            <text:p text:style-name="P25"><text:s text:c="6"/>color: $hover-blue;</text:p>
            <text:p text:style-name="P25"><text:s text:c="4"/>}</text:p>
            <text:p text:style-name="P25"><text:s text:c="2"/>}</text:p>
            <text:p text:style-name="P25">}</text:p>
          </table:table-cell>
        </table:table-row>
      </table:table>
      <text:p text:style-name="P34"/>
      <table:table table:name="Table14" table:style-name="Table14">
        <table:table-column table:style-name="Table14.A"/>
        <text:soft-page-break/>
        <table:table-row table:style-name="Table14.1">
          <table:table-cell table:style-name="Table14.A1" office:value-type="string">
            <text:p text:style-name="P28"><text:span text:style-name="T15">teachers</text:span>.scss</text:p>
          </table:table-cell>
        </table:table-row>
        <table:table-row table:style-name="Table14.1">
          <table:table-cell table:style-name="Table14.A1" office:value-type="string">
            <text:p text:style-name="P25">.filter {</text:p>
            <text:p text:style-name="P25"><text:s text:c="2"/>display: flex;</text:p>
            <text:p text:style-name="P25"><text:s text:c="2"/>margin-bottom: 2%;</text:p>
            <text:p text:style-name="P25"/>
            <text:p text:style-name="P25"><text:s text:c="2"/>.filter__label {</text:p>
            <text:p text:style-name="P25"><text:s text:c="4"/>color: #999;</text:p>
            <text:p text:style-name="P25"/>
            <text:p text:style-name="P25"><text:s text:c="4"/>&amp;:hover {</text:p>
            <text:p text:style-name="P25"><text:s text:c="6"/>color: #000;</text:p>
            <text:p text:style-name="P25"><text:s text:c="4"/>}</text:p>
            <text:p text:style-name="P25"><text:s text:c="2"/>}</text:p>
            <text:p text:style-name="P25"/>
            <text:p text:style-name="P25"><text:s text:c="2"/>.filter__input {</text:p>
            <text:p text:style-name="P25"><text:s text:c="4"/>appearance: none;</text:p>
            <text:p text:style-name="P25"><text:s text:c="4"/>outline: 1px solid #999;</text:p>
            <text:p text:style-name="P25"><text:s text:c="4"/>width: 15px;</text:p>
            <text:p text:style-name="P25"><text:s text:c="4"/>height: 15px;</text:p>
            <text:p text:style-name="P25"><text:s text:c="4"/>margin-right: 1%;</text:p>
            <text:p text:style-name="P25"><text:s text:c="4"/>transition: 0.4s ease;</text:p>
            <text:p text:style-name="P25"/>
            <text:p text:style-name="P25"><text:s text:c="4"/>&amp;:hover {</text:p>
            <text:p text:style-name="P25"><text:s text:c="6"/>outline: 1px solid #000;</text:p>
            <text:p text:style-name="P25"><text:s text:c="4"/>}</text:p>
            <text:p text:style-name="P25"/>
            <text:p text:style-name="P25"><text:s text:c="4"/>&amp;:checked {</text:p>
            <text:p text:style-name="P25"><text:s text:c="6"/>background-color: $sexy-orange;</text:p>
            <text:p text:style-name="P25"><text:s text:c="4"/>}</text:p>
            <text:p text:style-name="P25"><text:s text:c="2"/>}</text:p>
            <text:p text:style-name="P25"/>
            <text:p text:style-name="P25"><text:s text:c="2"/>.filter__photo-label {</text:p>
            <text:p text:style-name="P25"><text:s text:c="4"/>padding-right: 5%;</text:p>
            <text:p text:style-name="P25"><text:s text:c="4"/>margin-right: 3%;</text:p>
            <text:p text:style-name="P25"><text:s text:c="4"/>border-right: 2px dotted #999;</text:p>
            <text:p text:style-name="P25"><text:s text:c="2"/>}</text:p>
            <text:p text:style-name="P25"/>
            <text:p text:style-name="P25"><text:s text:c="2"/>.filter__photo {</text:p>
            <text:p text:style-name="P25"><text:s text:c="4"/>margin-left: 4%;</text:p>
            <text:p text:style-name="P25"><text:s text:c="2"/>}</text:p>
            <text:p text:style-name="P25">}</text:p>
            <text:p text:style-name="P25"/>
            <text:p text:style-name="P25">.filter__title {</text:p>
            <text:p text:style-name="P25"><text:s text:c="2"/>display: contents;</text:p>
            <text:p text:style-name="P25">}</text:p>
            <text:p text:style-name="P25"/>
            <text:p text:style-name="P25">.teacher__grid {</text:p>
            <text:p text:style-name="P25"><text:s text:c="2"/>display: grid;</text:p>
            <text:p text:style-name="P25"><text:s text:c="2"/>grid-template-columns: repeat(auto-fill, minmax(180px, 1fr));</text:p>
            <text:p text:style-name="P25"><text:s text:c="2"/>margin: unset auto;</text:p>
            <text:p text:style-name="P25">}</text:p>
          </table:table-cell>
        </table:table-row>
      </table:table>
      <text:p text:style-name="P20"><text:soft-page-break/></text:p>
      <text:p text:style-name="P19">Висновок</text:p>
      <text:p text:style-name="P15"><text:span text:style-name="T9">У даній лабораторнії роботі був створен</text:span><text:span text:style-name="T10">о </text:span><text:span text:style-name="T7">простий HTML5/CSS/JS сайт. Було використано препроцесор SASS для спрощення написання стилів. Стилі були розбиті на декілька файлів. Також були використані @media вирази для реалізації адаптивності.</text:span></text:p>
      <text:p text:style-name="P32">Було <text:span text:style-name="T16">створенно два попап вікна зі своїми стилям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1" svg:font-family="'Courier New'"/>
    <style:font-face style:name="Lohit Devanagari1" svg:font-family="'Lohit Devanagari'"/>
    <style:font-face style:name="Times New Roman" svg:font-family="'Times New Roman'" style:font-family-generic="roman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O-normal" style:family="paragraph" style:default-outline-level="">
      <style:paragraph-properties fo:text-align="start" style:justify-single-word="false" fo:orphans="2" fo:widows="2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222in" fo:margin-bottom="0.0555in" style:contextual-spacing="false" fo:line-height="100%" fo:text-align="start" style:justify-single-word="false" fo:keep-together="always" fo:orphans="0" fo:widows="0" fo:keep-with-next="always" style:writing-mode="lr-tb"/>
      <style:text-properties fo:color="#434343" loext:opacity="100%" style:font-name="Arial" fo:font-family="Arial" style:font-family-generic="roman" style:font-pitch="variable" fo:font-size="14pt" fo:language="en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0T01:56:11.310599361</meta:creation-date>
    <dc:date>2021-06-22T20:56:29.422831532</dc:date>
    <meta:editing-duration>PT34M20S</meta:editing-duration>
    <meta:editing-cycles>13</meta:editing-cycles>
    <meta:generator>LibreOffice/7.1.4.2$Linux_X86_64 LibreOffice_project/10$Build-2</meta:generator>
    <meta:document-statistic meta:table-count="14" meta:image-count="0" meta:object-count="0" meta:page-count="35" meta:paragraph-count="1389" meta:word-count="3425" meta:character-count="49678" meta:non-whitespace-character-count="34462"/>
  </office:meta>
</office:document-meta>
</file>